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836cm" table:align="left"/>
    </style:style>
    <style:style style:name="Table1.A" style:family="table-column">
      <style:table-column-properties style:column-width="0.425cm"/>
    </style:style>
    <style:style style:name="Table1.B" style:family="table-column">
      <style:table-column-properties style:column-width="7.668cm"/>
    </style:style>
    <style:style style:name="Table1.C" style:family="table-column">
      <style:table-column-properties style:column-width="8.744cm"/>
    </style:style>
    <style:style style:name="Table1.A1" style:family="table-cell">
      <style:table-cell-properties style:vertical-align="middle" fo:padding-left="0.191cm" fo:padding-right="0.191cm" fo:padding-top="0.049cm" fo:padding-bottom="0.049cm" fo:border="1pt solid #808080"/>
    </style:style>
    <style:style style:name="Table1.B1" style:family="table-cell">
      <style:table-cell-properties style:vertical-align="middle" fo:padding-left="0cm" fo:padding-right="0.191cm" fo:padding-top="0.049cm" fo:padding-bottom="0.049cm" fo:border-left="none" fo:border-right="1pt solid #808080" fo:border-top="1pt solid #808080" fo:border-bottom="1pt solid #808080"/>
    </style:style>
    <style:style style:name="Table1.A2" style:family="table-cell">
      <style:table-cell-properties style:vertical-align="middle" fo:padding-left="0.191cm" fo:padding-right="0.191cm" fo:padding-top="0cm" fo:padding-bottom="0.049cm" fo:border-left="1pt solid #808080" fo:border-right="1pt solid #808080" fo:border-top="none" fo:border-bottom="1pt solid #808080"/>
    </style:style>
    <style:style style:name="Table1.B2" style:family="table-cell">
      <style:table-cell-properties style:vertical-align="middle" fo:padding-left="0cm" fo:padding-right="0.191cm" fo:padding-top="0cm" fo:padding-bottom="0.049cm" fo:border-left="none" fo:border-right="1pt solid #808080" fo:border-top="none" fo:border-bottom="1pt solid #80808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writing-mode="page"/>
    </style:style>
    <style:style style:name="P1" style:family="paragraph" style:parent-style-name="Standard">
      <style:paragraph-properties fo:text-align="justify" style:justify-single-word="false"/>
      <style:text-properties fo:language="de" fo:country="DE" officeooo:rsid="000582ad"/>
    </style:style>
    <style:style style:name="P2" style:family="paragraph" style:parent-style-name="Standard">
      <style:paragraph-properties fo:text-align="justify" style:justify-single-word="false"/>
      <style:text-properties fo:language="de" fo:country="DE" officeooo:rsid="000582ad" officeooo:paragraph-rsid="000582ad"/>
    </style:style>
    <style:style style:name="P3" style:family="paragraph" style:parent-style-name="Standard">
      <style:paragraph-properties fo:text-align="justify" style:justify-single-word="false"/>
      <style:text-properties fo:language="de" fo:country="DE" officeooo:rsid="000710b4" officeooo:paragraph-rsid="000582ad"/>
    </style:style>
    <style:style style:name="P4" style:family="paragraph" style:parent-style-name="Standard">
      <style:paragraph-properties fo:text-align="justify" style:justify-single-word="false"/>
      <style:text-properties fo:language="de" fo:country="DE" officeooo:rsid="000710b4" officeooo:paragraph-rsid="000710b4"/>
    </style:style>
    <style:style style:name="P5" style:family="paragraph" style:parent-style-name="Standard">
      <style:paragraph-properties fo:text-align="justify" style:justify-single-word="false"/>
      <style:text-properties fo:language="de" fo:country="DE" officeooo:rsid="00090ba0" officeooo:paragraph-rsid="00090ba0"/>
    </style:style>
    <style:style style:name="P6" style:family="paragraph" style:parent-style-name="Standard">
      <style:paragraph-properties fo:text-align="justify" style:justify-single-word="false"/>
      <style:text-properties fo:language="de" fo:country="DE" officeooo:rsid="000a4844" officeooo:paragraph-rsid="000a4844"/>
    </style:style>
    <style:style style:name="P7" style:family="paragraph" style:parent-style-name="Standard">
      <style:paragraph-properties fo:text-align="justify" style:justify-single-word="false"/>
      <style:text-properties fo:language="de" fo:country="DE" officeooo:rsid="000b7fa7" officeooo:paragraph-rsid="000b7fa7"/>
    </style:style>
    <style:style style:name="P8" style:family="paragraph" style:parent-style-name="Standard">
      <style:paragraph-properties fo:text-align="justify" style:justify-single-word="false"/>
      <style:text-properties fo:language="de" fo:country="DE" officeooo:rsid="000d4d8c" officeooo:paragraph-rsid="000d4d8c"/>
    </style:style>
    <style:style style:name="P9" style:family="paragraph" style:parent-style-name="Standard">
      <style:paragraph-properties fo:text-align="justify" style:justify-single-word="false"/>
      <style:text-properties fo:language="de" fo:country="DE" officeooo:rsid="000e52e3" officeooo:paragraph-rsid="000e52e3"/>
    </style:style>
    <style:style style:name="P10" style:family="paragraph" style:parent-style-name="Standard">
      <style:paragraph-properties fo:text-align="justify" style:justify-single-word="false"/>
      <style:text-properties fo:language="de" fo:country="DE" officeooo:rsid="00101c87" officeooo:paragraph-rsid="00101c87"/>
    </style:style>
    <style:style style:name="P11" style:family="paragraph" style:parent-style-name="Standard">
      <style:paragraph-properties fo:text-align="justify" style:justify-single-word="false"/>
      <style:text-properties fo:language="de" fo:country="DE" officeooo:rsid="00113ce1" officeooo:paragraph-rsid="00113ce1"/>
    </style:style>
    <style:style style:name="P12" style:family="paragraph" style:parent-style-name="Standard">
      <style:paragraph-properties fo:text-align="justify" style:justify-single-word="false"/>
      <style:text-properties fo:language="de" fo:country="DE" officeooo:rsid="0012034d" officeooo:paragraph-rsid="0012034d"/>
    </style:style>
    <style:style style:name="P13" style:family="paragraph" style:parent-style-name="Standard">
      <style:paragraph-properties fo:text-align="justify" style:justify-single-word="false"/>
      <style:text-properties fo:language="de" fo:country="DE" officeooo:rsid="00138891" officeooo:paragraph-rsid="00138891"/>
    </style:style>
    <style:style style:name="P14" style:family="paragraph" style:parent-style-name="Standard">
      <style:paragraph-properties fo:text-align="justify" style:justify-single-word="false"/>
      <style:text-properties fo:language="de" fo:country="DE" officeooo:rsid="001492bb" officeooo:paragraph-rsid="001492bb"/>
    </style:style>
    <style:style style:name="P15" style:family="paragraph" style:parent-style-name="Standard">
      <style:paragraph-properties fo:text-align="justify" style:justify-single-word="false"/>
      <style:text-properties fo:language="de" fo:country="DE" style:text-underline-style="solid" style:text-underline-width="auto" style:text-underline-color="font-color" fo:font-weight="bold" officeooo:rsid="0017088c" officeooo:paragraph-rsid="0017088c" style:font-weight-asian="bold" style:font-weight-complex="bold"/>
    </style:style>
    <style:style style:name="P16" style:family="paragraph" style:parent-style-name="Standard">
      <style:paragraph-properties fo:text-align="justify" style:justify-single-word="false"/>
      <style:text-properties fo:language="de" fo:country="DE" style:text-underline-style="solid" style:text-underline-width="auto" style:text-underline-color="font-color" fo:font-weight="bold" officeooo:rsid="002ae2f4" officeooo:paragraph-rsid="002ae2f4" style:font-weight-asian="bold" style:font-weight-complex="bold"/>
    </style:style>
    <style:style style:name="P17" style:family="paragraph" style:parent-style-name="Standard">
      <style:paragraph-properties fo:text-align="justify" style:justify-single-word="false"/>
      <style:text-properties fo:language="de" fo:country="DE" style:text-underline-style="solid" style:text-underline-width="auto" style:text-underline-color="font-color" fo:font-weight="bold" officeooo:rsid="002c3150" officeooo:paragraph-rsid="002c3150" style:font-weight-asian="bold" style:font-weight-complex="bold"/>
    </style:style>
    <style:style style:name="P18" style:family="paragraph" style:parent-style-name="Standard">
      <style:paragraph-properties fo:text-align="justify" style:justify-single-word="false"/>
      <style:text-properties fo:language="de" fo:country="DE" style:text-underline-style="solid" style:text-underline-width="auto" style:text-underline-color="font-color" fo:font-weight="bold" officeooo:rsid="0036c45f" officeooo:paragraph-rsid="0036c45f" style:font-weight-asian="bold" style:font-weight-complex="bold"/>
    </style:style>
    <style:style style:name="P19" style:family="paragraph" style:parent-style-name="Standard">
      <style:paragraph-properties fo:text-align="justify" style:justify-single-word="false"/>
      <style:text-properties fo:language="de" fo:country="DE" style:text-underline-style="solid" style:text-underline-width="auto" style:text-underline-color="font-color" fo:font-weight="bold" officeooo:rsid="003a87ab" officeooo:paragraph-rsid="003c7c5d" style:font-weight-asian="bold" style:font-weight-complex="bold"/>
    </style:style>
    <style:style style:name="P20" style:family="paragraph" style:parent-style-name="Standard">
      <style:paragraph-properties fo:text-align="justify" style:justify-single-word="false"/>
      <style:text-properties fo:language="de" fo:country="DE" style:text-underline-style="solid" style:text-underline-width="auto" style:text-underline-color="font-color" fo:font-weight="bold" officeooo:rsid="003d046e" officeooo:paragraph-rsid="00408927" style:font-weight-asian="bold" style:font-weight-complex="bold"/>
    </style:style>
    <style:style style:name="P21" style:family="paragraph" style:parent-style-name="Standard">
      <style:paragraph-properties fo:text-align="justify" style:justify-single-word="false"/>
      <style:text-properties fo:language="de" fo:country="DE" style:text-underline-style="solid" style:text-underline-width="auto" style:text-underline-color="font-color" fo:font-weight="bold" officeooo:rsid="0040f6be" officeooo:paragraph-rsid="0040f6be" style:font-weight-asian="bold" style:font-weight-complex="bold"/>
    </style:style>
    <style:style style:name="P22" style:family="paragraph" style:parent-style-name="Standard">
      <style:paragraph-properties fo:text-align="justify" style:justify-single-word="false"/>
      <style:text-properties fo:language="de" fo:country="DE" style:text-underline-style="solid" style:text-underline-width="auto" style:text-underline-color="font-color" fo:font-weight="normal" officeooo:rsid="00939d18" officeooo:paragraph-rsid="00939d18" style:font-weight-asian="normal" style:font-weight-complex="normal"/>
    </style:style>
    <style:style style:name="P23" style:family="paragraph" style:parent-style-name="Standard">
      <style:paragraph-properties fo:text-align="justify" style:justify-single-word="false"/>
      <style:text-properties fo:language="de" fo:country="DE" style:text-underline-style="solid" style:text-underline-width="auto" style:text-underline-color="font-color" fo:font-weight="normal" officeooo:rsid="00f75dd3" officeooo:paragraph-rsid="00f75dd3" style:font-weight-asian="normal" style:font-weight-complex="normal"/>
    </style:style>
    <style:style style:name="P24" style:family="paragraph" style:parent-style-name="Standard">
      <style:paragraph-properties fo:text-align="justify" style:justify-single-word="false"/>
      <style:text-properties fo:language="de" fo:country="DE" officeooo:rsid="0017088c" officeooo:paragraph-rsid="0017088c"/>
    </style:style>
    <style:style style:name="P25" style:family="paragraph" style:parent-style-name="Standard">
      <style:paragraph-properties fo:text-align="justify" style:justify-single-word="false"/>
      <style:text-properties fo:language="de" fo:country="DE" style:text-underline-style="none" fo:font-weight="normal" officeooo:rsid="0017088c" officeooo:paragraph-rsid="0017088c" style:font-weight-asian="normal" style:font-weight-complex="normal"/>
    </style:style>
    <style:style style:name="P26" style:family="paragraph" style:parent-style-name="Standard">
      <style:paragraph-properties fo:text-align="justify" style:justify-single-word="false"/>
      <style:text-properties fo:language="de" fo:country="DE" style:text-underline-style="none" fo:font-weight="normal" officeooo:rsid="0020c0b0" officeooo:paragraph-rsid="0020c0b0" style:font-weight-asian="normal" style:font-weight-complex="normal"/>
    </style:style>
    <style:style style:name="P27" style:family="paragraph" style:parent-style-name="Standard">
      <style:paragraph-properties fo:text-align="justify" style:justify-single-word="false"/>
      <style:text-properties fo:language="de" fo:country="DE" style:text-underline-style="none" fo:font-weight="normal" officeooo:rsid="0021f159" officeooo:paragraph-rsid="0021f159" style:font-weight-asian="normal" style:font-weight-complex="normal"/>
    </style:style>
    <style:style style:name="P28" style:family="paragraph" style:parent-style-name="Standard">
      <style:paragraph-properties fo:text-align="justify" style:justify-single-word="false"/>
      <style:text-properties fo:language="de" fo:country="DE" style:text-underline-style="none" fo:font-weight="normal" officeooo:rsid="00237570" officeooo:paragraph-rsid="00237570" style:font-weight-asian="normal" style:font-weight-complex="normal"/>
    </style:style>
    <style:style style:name="P29" style:family="paragraph" style:parent-style-name="Standard">
      <style:paragraph-properties fo:text-align="justify" style:justify-single-word="false"/>
      <style:text-properties fo:language="de" fo:country="DE" style:text-underline-style="none" fo:font-weight="normal" officeooo:rsid="00252544" officeooo:paragraph-rsid="00252544" style:font-weight-asian="normal" style:font-weight-complex="normal"/>
    </style:style>
    <style:style style:name="P30" style:family="paragraph" style:parent-style-name="Standard">
      <style:paragraph-properties fo:text-align="justify" style:justify-single-word="false"/>
      <style:text-properties fo:language="de" fo:country="DE" style:text-underline-style="none" fo:font-weight="normal" officeooo:rsid="0025bf2a" officeooo:paragraph-rsid="0025bf2a" style:font-weight-asian="normal" style:font-weight-complex="normal"/>
    </style:style>
    <style:style style:name="P31" style:family="paragraph" style:parent-style-name="Standard">
      <style:paragraph-properties fo:text-align="justify" style:justify-single-word="false"/>
      <style:text-properties fo:language="de" fo:country="DE" style:text-underline-style="none" fo:font-weight="normal" officeooo:rsid="002738ac" officeooo:paragraph-rsid="002738ac" style:font-weight-asian="normal" style:font-weight-complex="normal"/>
    </style:style>
    <style:style style:name="P32" style:family="paragraph" style:parent-style-name="Standard">
      <style:paragraph-properties fo:text-align="justify" style:justify-single-word="false"/>
      <style:text-properties fo:language="de" fo:country="DE" style:text-underline-style="none" fo:font-weight="normal" officeooo:rsid="0028bad7" officeooo:paragraph-rsid="0028bad7" style:font-weight-asian="normal" style:font-weight-complex="normal"/>
    </style:style>
    <style:style style:name="P33" style:family="paragraph" style:parent-style-name="Standard">
      <style:paragraph-properties fo:text-align="justify" style:justify-single-word="false"/>
      <style:text-properties fo:language="de" fo:country="DE" style:text-underline-style="none" fo:font-weight="normal" officeooo:rsid="002906eb" officeooo:paragraph-rsid="002906eb" style:font-weight-asian="normal" style:font-weight-complex="normal"/>
    </style:style>
    <style:style style:name="P34" style:family="paragraph" style:parent-style-name="Standard">
      <style:paragraph-properties fo:text-align="justify" style:justify-single-word="false"/>
      <style:text-properties fo:language="de" fo:country="DE" style:text-underline-style="none" fo:font-weight="normal" officeooo:rsid="002b947f" officeooo:paragraph-rsid="002b947f" style:font-weight-asian="normal" style:font-weight-complex="normal"/>
    </style:style>
    <style:style style:name="P35" style:family="paragraph" style:parent-style-name="Standard">
      <style:paragraph-properties fo:text-align="justify" style:justify-single-word="false"/>
      <style:text-properties fo:language="de" fo:country="DE" style:text-underline-style="none" fo:font-weight="normal" officeooo:rsid="002ddf5b" officeooo:paragraph-rsid="002ddf5b" style:font-weight-asian="normal" style:font-weight-complex="normal"/>
    </style:style>
    <style:style style:name="P36" style:family="paragraph" style:parent-style-name="Standard">
      <style:paragraph-properties fo:text-align="justify" style:justify-single-word="false"/>
      <style:text-properties fo:language="de" fo:country="DE" style:text-underline-style="none" fo:font-weight="normal" officeooo:rsid="0030e4ca" officeooo:paragraph-rsid="0030e4ca" style:font-weight-asian="normal" style:font-weight-complex="normal"/>
    </style:style>
    <style:style style:name="P37" style:family="paragraph" style:parent-style-name="Standard">
      <style:paragraph-properties fo:text-align="justify" style:justify-single-word="false"/>
      <style:text-properties fo:language="de" fo:country="DE" style:text-underline-style="none" fo:font-weight="normal" officeooo:rsid="0032729e" officeooo:paragraph-rsid="0032729e" style:font-weight-asian="normal" style:font-weight-complex="normal"/>
    </style:style>
    <style:style style:name="P38" style:family="paragraph" style:parent-style-name="Standard">
      <style:paragraph-properties fo:text-align="justify" style:justify-single-word="false"/>
      <style:text-properties fo:language="de" fo:country="DE" style:text-underline-style="none" fo:font-weight="normal" officeooo:rsid="003604fb" officeooo:paragraph-rsid="003604fb" style:font-weight-asian="normal" style:font-weight-complex="normal"/>
    </style:style>
    <style:style style:name="P39" style:family="paragraph" style:parent-style-name="Standard">
      <style:paragraph-properties fo:text-align="justify" style:justify-single-word="false"/>
      <style:text-properties fo:language="de" fo:country="DE" style:text-underline-style="none" fo:font-weight="normal" officeooo:rsid="0038b833" officeooo:paragraph-rsid="0038b833" style:font-weight-asian="normal" style:font-weight-complex="normal"/>
    </style:style>
    <style:style style:name="P40" style:family="paragraph" style:parent-style-name="Standard">
      <style:paragraph-properties fo:text-align="justify" style:justify-single-word="false"/>
      <style:text-properties fo:language="de" fo:country="DE" style:text-underline-style="none" fo:font-weight="normal" officeooo:rsid="003a4a4c" officeooo:paragraph-rsid="003a4a4c" style:font-weight-asian="normal" style:font-weight-complex="normal"/>
    </style:style>
    <style:style style:name="P41" style:family="paragraph" style:parent-style-name="Standard">
      <style:paragraph-properties fo:text-align="justify" style:justify-single-word="false"/>
      <style:text-properties fo:language="de" fo:country="DE" style:text-underline-style="none" fo:font-weight="normal" officeooo:rsid="003c7c5d" officeooo:paragraph-rsid="003c7c5d" style:font-weight-asian="normal" style:font-weight-complex="normal"/>
    </style:style>
    <style:style style:name="P42" style:family="paragraph" style:parent-style-name="Standard">
      <style:paragraph-properties fo:text-align="justify" style:justify-single-word="false"/>
      <style:text-properties fo:language="de" fo:country="DE" style:text-underline-style="none" fo:font-weight="normal" officeooo:rsid="003c99f7" officeooo:paragraph-rsid="003d046e" style:font-weight-asian="normal" style:font-weight-complex="normal"/>
    </style:style>
    <style:style style:name="P43" style:family="paragraph" style:parent-style-name="Standard">
      <style:paragraph-properties fo:text-align="justify" style:justify-single-word="false"/>
      <style:text-properties fo:language="de" fo:country="DE" style:text-underline-style="none" fo:font-weight="normal" officeooo:rsid="003d046e" officeooo:paragraph-rsid="00408927" style:font-weight-asian="normal" style:font-weight-complex="normal"/>
    </style:style>
    <style:style style:name="P44" style:family="paragraph" style:parent-style-name="Standard">
      <style:paragraph-properties fo:text-align="justify" style:justify-single-word="false"/>
      <style:text-properties fo:language="de" fo:country="DE" style:text-underline-style="none" fo:font-weight="normal" officeooo:rsid="00408927" officeooo:paragraph-rsid="00408927" style:font-weight-asian="normal" style:font-weight-complex="normal"/>
    </style:style>
    <style:style style:name="P45" style:family="paragraph" style:parent-style-name="Standard">
      <style:paragraph-properties fo:text-align="justify" style:justify-single-word="false"/>
      <style:text-properties fo:language="de" fo:country="DE" style:text-underline-style="none" fo:font-weight="normal" officeooo:rsid="0046a373" officeooo:paragraph-rsid="0046a373" style:font-weight-asian="normal" style:font-weight-complex="normal"/>
    </style:style>
    <style:style style:name="P46" style:family="paragraph" style:parent-style-name="Standard">
      <style:paragraph-properties fo:text-align="justify" style:justify-single-word="false"/>
      <style:text-properties fo:language="de" fo:country="DE" style:text-underline-style="none" fo:font-weight="normal" officeooo:rsid="004833fe" officeooo:paragraph-rsid="004833fe" style:font-weight-asian="normal" style:font-weight-complex="normal"/>
    </style:style>
    <style:style style:name="P47" style:family="paragraph" style:parent-style-name="Standard">
      <style:paragraph-properties fo:text-align="justify" style:justify-single-word="false"/>
      <style:text-properties fo:language="de" fo:country="DE" style:text-underline-style="none" fo:font-weight="normal" officeooo:rsid="004a1f1e" officeooo:paragraph-rsid="004a1f1e" style:font-weight-asian="normal" style:font-weight-complex="normal"/>
    </style:style>
    <style:style style:name="P48" style:family="paragraph" style:parent-style-name="Standard">
      <style:paragraph-properties fo:text-align="justify" style:justify-single-word="false"/>
      <style:text-properties fo:language="de" fo:country="DE" style:text-underline-style="none" fo:font-weight="normal" officeooo:rsid="004afac9" officeooo:paragraph-rsid="004a1f1e" style:font-weight-asian="normal" style:font-weight-complex="normal"/>
    </style:style>
    <style:style style:name="P49" style:family="paragraph" style:parent-style-name="Standard">
      <style:paragraph-properties fo:text-align="justify" style:justify-single-word="false"/>
      <style:text-properties fo:language="de" fo:country="DE" style:text-underline-style="none" fo:font-weight="normal" officeooo:rsid="004b10d7" officeooo:paragraph-rsid="004b10d7" style:font-weight-asian="normal" style:font-weight-complex="normal"/>
    </style:style>
    <style:style style:name="P50" style:family="paragraph" style:parent-style-name="Standard">
      <style:paragraph-properties fo:text-align="justify" style:justify-single-word="false"/>
      <style:text-properties fo:language="de" fo:country="DE" style:text-underline-style="none" fo:font-weight="normal" officeooo:rsid="004c45db" officeooo:paragraph-rsid="004c45db" style:font-weight-asian="normal" style:font-weight-complex="normal"/>
    </style:style>
    <style:style style:name="P51" style:family="paragraph" style:parent-style-name="Standard">
      <style:paragraph-properties fo:text-align="justify" style:justify-single-word="false"/>
      <style:text-properties fo:language="de" fo:country="DE" style:text-underline-style="none" fo:font-weight="normal" officeooo:rsid="004d90f9" officeooo:paragraph-rsid="004d90f9" style:font-weight-asian="normal" style:font-weight-complex="normal"/>
    </style:style>
    <style:style style:name="P52" style:family="paragraph" style:parent-style-name="Standard">
      <style:paragraph-properties fo:text-align="justify" style:justify-single-word="false"/>
      <style:text-properties fo:language="de" fo:country="DE" style:text-underline-style="none" fo:font-weight="normal" officeooo:rsid="004ed725" officeooo:paragraph-rsid="004ed725" style:font-weight-asian="normal" style:font-weight-complex="normal"/>
    </style:style>
    <style:style style:name="P53" style:family="paragraph" style:parent-style-name="Standard">
      <style:paragraph-properties fo:text-align="justify" style:justify-single-word="false"/>
      <style:text-properties fo:language="de" fo:country="DE" style:text-underline-style="none" fo:font-weight="normal" officeooo:rsid="004f57bd" officeooo:paragraph-rsid="004f57bd" style:font-weight-asian="normal" style:font-weight-complex="normal"/>
    </style:style>
    <style:style style:name="P54" style:family="paragraph" style:parent-style-name="Standard">
      <style:paragraph-properties fo:text-align="justify" style:justify-single-word="false"/>
      <style:text-properties fo:language="de" fo:country="DE" style:text-underline-style="none" fo:font-weight="normal" officeooo:rsid="005005d0" officeooo:paragraph-rsid="005005d0" style:font-weight-asian="normal" style:font-weight-complex="normal"/>
    </style:style>
    <style:style style:name="P55" style:family="paragraph" style:parent-style-name="Standard">
      <style:paragraph-properties fo:text-align="justify" style:justify-single-word="false"/>
      <style:text-properties fo:language="de" fo:country="DE" style:text-underline-style="none" fo:font-weight="normal" officeooo:rsid="0051c106" officeooo:paragraph-rsid="0051c106" style:font-weight-asian="normal" style:font-weight-complex="normal"/>
    </style:style>
    <style:style style:name="P56" style:family="paragraph" style:parent-style-name="Standard">
      <style:paragraph-properties fo:text-align="justify" style:justify-single-word="false"/>
      <style:text-properties fo:language="de" fo:country="DE" style:text-underline-style="none" fo:font-weight="normal" officeooo:rsid="0053dffc" officeooo:paragraph-rsid="0053dffc" style:font-weight-asian="normal" style:font-weight-complex="normal"/>
    </style:style>
    <style:style style:name="P57" style:family="paragraph" style:parent-style-name="Standard">
      <style:paragraph-properties fo:text-align="justify" style:justify-single-word="false"/>
      <style:text-properties fo:language="de" fo:country="DE" style:text-underline-style="none" fo:font-weight="normal" officeooo:rsid="0058f316" officeooo:paragraph-rsid="0058f316" style:font-weight-asian="normal" style:font-weight-complex="normal"/>
    </style:style>
    <style:style style:name="P58" style:family="paragraph" style:parent-style-name="Standard">
      <style:paragraph-properties fo:text-align="justify" style:justify-single-word="false"/>
      <style:text-properties fo:language="de" fo:country="DE" style:text-underline-style="none" fo:font-weight="normal" officeooo:rsid="00597065" officeooo:paragraph-rsid="00597065" style:font-weight-asian="normal" style:font-weight-complex="normal"/>
    </style:style>
    <style:style style:name="P59" style:family="paragraph" style:parent-style-name="Standard">
      <style:paragraph-properties fo:text-align="justify" style:justify-single-word="false"/>
      <style:text-properties fo:language="de" fo:country="DE" style:text-underline-style="none" fo:font-weight="normal" officeooo:rsid="005b78c9" officeooo:paragraph-rsid="005b78c9" style:font-weight-asian="normal" style:font-weight-complex="normal"/>
    </style:style>
    <style:style style:name="P60" style:family="paragraph" style:parent-style-name="Standard">
      <style:paragraph-properties fo:text-align="justify" style:justify-single-word="false"/>
      <style:text-properties fo:language="de" fo:country="DE" style:text-underline-style="none" fo:font-weight="normal" officeooo:rsid="005b87ca" officeooo:paragraph-rsid="005b87ca" style:font-weight-asian="normal" style:font-weight-complex="normal"/>
    </style:style>
    <style:style style:name="P61" style:family="paragraph" style:parent-style-name="Standard">
      <style:paragraph-properties fo:text-align="justify" style:justify-single-word="false"/>
      <style:text-properties fo:language="de" fo:country="DE" style:text-underline-style="none" fo:font-weight="normal" officeooo:rsid="005b8a54" officeooo:paragraph-rsid="005b8a54" style:font-weight-asian="normal" style:font-weight-complex="normal"/>
    </style:style>
    <style:style style:name="P62" style:family="paragraph" style:parent-style-name="Standard">
      <style:paragraph-properties fo:text-align="justify" style:justify-single-word="false"/>
      <style:text-properties fo:language="de" fo:country="DE" style:text-underline-style="none" fo:font-weight="normal" officeooo:rsid="005d24f3" officeooo:paragraph-rsid="005d24f3" style:font-weight-asian="normal" style:font-weight-complex="normal"/>
    </style:style>
    <style:style style:name="P63" style:family="paragraph" style:parent-style-name="Standard">
      <style:paragraph-properties fo:text-align="justify" style:justify-single-word="false"/>
      <style:text-properties fo:language="de" fo:country="DE" style:text-underline-style="none" fo:font-weight="normal" officeooo:rsid="005d3215" officeooo:paragraph-rsid="005d3215" style:font-weight-asian="normal" style:font-weight-complex="normal"/>
    </style:style>
    <style:style style:name="P64" style:family="paragraph" style:parent-style-name="Standard">
      <style:paragraph-properties fo:text-align="justify" style:justify-single-word="false"/>
      <style:text-properties fo:language="de" fo:country="DE" style:text-underline-style="none" fo:font-weight="normal" officeooo:rsid="005e45d7" officeooo:paragraph-rsid="005e45d7" style:font-weight-asian="normal" style:font-weight-complex="normal"/>
    </style:style>
    <style:style style:name="P65" style:family="paragraph" style:parent-style-name="Standard">
      <style:paragraph-properties fo:text-align="justify" style:justify-single-word="false"/>
      <style:text-properties fo:language="de" fo:country="DE" style:text-underline-style="none" fo:font-weight="normal" officeooo:rsid="005f3eb3" officeooo:paragraph-rsid="005f3eb3" style:font-weight-asian="normal" style:font-weight-complex="normal"/>
    </style:style>
    <style:style style:name="P66" style:family="paragraph" style:parent-style-name="Standard">
      <style:paragraph-properties fo:text-align="justify" style:justify-single-word="false"/>
      <style:text-properties fo:language="de" fo:country="DE" style:text-underline-style="none" fo:font-weight="normal" officeooo:rsid="005f74a5" officeooo:paragraph-rsid="005f74a5" style:font-weight-asian="normal" style:font-weight-complex="normal"/>
    </style:style>
    <style:style style:name="P67" style:family="paragraph" style:parent-style-name="Standard">
      <style:paragraph-properties fo:text-align="justify" style:justify-single-word="false"/>
      <style:text-properties fo:language="de" fo:country="DE" style:text-underline-style="none" fo:font-weight="normal" officeooo:rsid="0061e6ea" officeooo:paragraph-rsid="0061e6ea" style:font-weight-asian="normal" style:font-weight-complex="normal"/>
    </style:style>
    <style:style style:name="P68" style:family="paragraph" style:parent-style-name="Standard">
      <style:paragraph-properties fo:text-align="justify" style:justify-single-word="false"/>
      <style:text-properties fo:language="de" fo:country="DE" style:text-underline-style="none" fo:font-weight="normal" officeooo:rsid="00636786" officeooo:paragraph-rsid="00636786" style:font-weight-asian="normal" style:font-weight-complex="normal"/>
    </style:style>
    <style:style style:name="P69" style:family="paragraph" style:parent-style-name="Standard">
      <style:paragraph-properties fo:text-align="justify" style:justify-single-word="false"/>
      <style:text-properties fo:language="de" fo:country="DE" style:text-underline-style="none" fo:font-weight="normal" officeooo:rsid="00663262" officeooo:paragraph-rsid="00663262" style:font-weight-asian="normal" style:font-weight-complex="normal"/>
    </style:style>
    <style:style style:name="P70" style:family="paragraph" style:parent-style-name="Standard">
      <style:paragraph-properties fo:text-align="justify" style:justify-single-word="false"/>
      <style:text-properties fo:language="de" fo:country="DE" style:text-underline-style="none" fo:font-weight="normal" officeooo:rsid="006b568e" officeooo:paragraph-rsid="006b568e" style:font-weight-asian="normal" style:font-weight-complex="normal"/>
    </style:style>
    <style:style style:name="P71" style:family="paragraph" style:parent-style-name="Standard">
      <style:paragraph-properties fo:text-align="justify" style:justify-single-word="false"/>
      <style:text-properties fo:language="de" fo:country="DE" style:text-underline-style="none" fo:font-weight="normal" officeooo:rsid="006d21b7" officeooo:paragraph-rsid="006d21b7" style:font-weight-asian="normal" style:font-weight-complex="normal"/>
    </style:style>
    <style:style style:name="P72" style:family="paragraph" style:parent-style-name="Standard">
      <style:paragraph-properties fo:text-align="justify" style:justify-single-word="false"/>
      <style:text-properties fo:language="de" fo:country="DE" style:text-underline-style="none" fo:font-weight="normal" officeooo:rsid="006f4313" officeooo:paragraph-rsid="006f4313" style:font-weight-asian="normal" style:font-weight-complex="normal"/>
    </style:style>
    <style:style style:name="P73" style:family="paragraph" style:parent-style-name="Standard">
      <style:paragraph-properties fo:text-align="justify" style:justify-single-word="false"/>
      <style:text-properties fo:language="de" fo:country="DE" style:text-underline-style="none" fo:font-weight="normal" officeooo:rsid="0071f504" officeooo:paragraph-rsid="0071f504" style:font-weight-asian="normal" style:font-weight-complex="normal"/>
    </style:style>
    <style:style style:name="P74" style:family="paragraph" style:parent-style-name="Standard">
      <style:paragraph-properties fo:text-align="justify" style:justify-single-word="false"/>
      <style:text-properties fo:language="de" fo:country="DE" style:text-underline-style="none" fo:font-weight="normal" officeooo:rsid="0073f27c" officeooo:paragraph-rsid="0073f27c" style:font-weight-asian="normal" style:font-weight-complex="normal"/>
    </style:style>
    <style:style style:name="P75" style:family="paragraph" style:parent-style-name="Standard">
      <style:paragraph-properties fo:text-align="justify" style:justify-single-word="false"/>
      <style:text-properties fo:language="de" fo:country="DE" style:text-underline-style="none" fo:font-weight="normal" officeooo:rsid="0074c991" officeooo:paragraph-rsid="0074c991" style:font-weight-asian="normal" style:font-weight-complex="normal"/>
    </style:style>
    <style:style style:name="P76" style:family="paragraph" style:parent-style-name="Standard">
      <style:paragraph-properties fo:text-align="justify" style:justify-single-word="false"/>
      <style:text-properties fo:language="de" fo:country="DE" style:text-underline-style="none" fo:font-weight="normal" officeooo:rsid="007640e9" officeooo:paragraph-rsid="007640e9" style:font-weight-asian="normal" style:font-weight-complex="normal"/>
    </style:style>
    <style:style style:name="P77" style:family="paragraph" style:parent-style-name="Standard">
      <style:paragraph-properties fo:text-align="justify" style:justify-single-word="false"/>
      <style:text-properties fo:language="de" fo:country="DE" style:text-underline-style="none" fo:font-weight="normal" officeooo:rsid="00767b55" officeooo:paragraph-rsid="007640e9" style:font-weight-asian="normal" style:font-weight-complex="normal"/>
    </style:style>
    <style:style style:name="P78" style:family="paragraph" style:parent-style-name="Standard">
      <style:paragraph-properties fo:text-align="justify" style:justify-single-word="false"/>
      <style:text-properties fo:language="de" fo:country="DE" style:text-underline-style="none" fo:font-weight="normal" officeooo:rsid="0078a939" officeooo:paragraph-rsid="0078a939" style:font-weight-asian="normal" style:font-weight-complex="normal"/>
    </style:style>
    <style:style style:name="P79" style:family="paragraph" style:parent-style-name="Standard">
      <style:paragraph-properties fo:text-align="justify" style:justify-single-word="false"/>
      <style:text-properties fo:language="de" fo:country="DE" style:text-underline-style="none" fo:font-weight="normal" officeooo:rsid="007aa61e" officeooo:paragraph-rsid="007aa61e" style:font-weight-asian="normal" style:font-weight-complex="normal"/>
    </style:style>
    <style:style style:name="P80" style:family="paragraph" style:parent-style-name="Standard">
      <style:paragraph-properties fo:text-align="justify" style:justify-single-word="false"/>
      <style:text-properties fo:language="de" fo:country="DE" style:text-underline-style="none" fo:font-weight="normal" officeooo:rsid="007c850a" officeooo:paragraph-rsid="007c850a" style:font-weight-asian="normal" style:font-weight-complex="normal"/>
    </style:style>
    <style:style style:name="P81" style:family="paragraph" style:parent-style-name="Standard">
      <style:paragraph-properties fo:text-align="justify" style:justify-single-word="false"/>
      <style:text-properties fo:language="de" fo:country="DE" style:text-underline-style="none" fo:font-weight="normal" officeooo:rsid="007dfa28" officeooo:paragraph-rsid="007dfa28" style:font-weight-asian="normal" style:font-weight-complex="normal"/>
    </style:style>
    <style:style style:name="P82" style:family="paragraph" style:parent-style-name="Standard">
      <style:paragraph-properties fo:text-align="justify" style:justify-single-word="false"/>
      <style:text-properties fo:language="de" fo:country="DE" style:text-underline-style="none" fo:font-weight="normal" officeooo:rsid="007e3a3d" officeooo:paragraph-rsid="007e3a3d" style:font-weight-asian="normal" style:font-weight-complex="normal"/>
    </style:style>
    <style:style style:name="P83" style:family="paragraph" style:parent-style-name="Standard">
      <style:paragraph-properties fo:text-align="justify" style:justify-single-word="false"/>
      <style:text-properties fo:language="de" fo:country="DE" style:text-underline-style="none" fo:font-weight="normal" officeooo:rsid="007e5c1a" officeooo:paragraph-rsid="007e5c1a" style:font-weight-asian="normal" style:font-weight-complex="normal"/>
    </style:style>
    <style:style style:name="P84" style:family="paragraph" style:parent-style-name="Standard">
      <style:paragraph-properties fo:text-align="justify" style:justify-single-word="false"/>
      <style:text-properties fo:language="de" fo:country="DE" style:text-underline-style="none" fo:font-weight="normal" officeooo:rsid="00824560" officeooo:paragraph-rsid="00824560" style:font-weight-asian="normal" style:font-weight-complex="normal"/>
    </style:style>
    <style:style style:name="P85" style:family="paragraph" style:parent-style-name="Standard">
      <style:paragraph-properties fo:text-align="justify" style:justify-single-word="false"/>
      <style:text-properties fo:language="de" fo:country="DE" style:text-underline-style="none" fo:font-weight="normal" officeooo:rsid="008273c7" officeooo:paragraph-rsid="008273c7" style:font-weight-asian="normal" style:font-weight-complex="normal"/>
    </style:style>
    <style:style style:name="P86" style:family="paragraph" style:parent-style-name="Standard">
      <style:paragraph-properties fo:text-align="justify" style:justify-single-word="false"/>
      <style:text-properties fo:language="de" fo:country="DE" style:text-underline-style="none" fo:font-weight="normal" officeooo:rsid="008487e7" officeooo:paragraph-rsid="008273c7" style:font-weight-asian="normal" style:font-weight-complex="normal"/>
    </style:style>
    <style:style style:name="P87" style:family="paragraph" style:parent-style-name="Standard">
      <style:paragraph-properties fo:text-align="justify" style:justify-single-word="false"/>
      <style:text-properties fo:language="de" fo:country="DE" style:text-underline-style="none" fo:font-weight="normal" officeooo:rsid="008f936f" officeooo:paragraph-rsid="008f936f" style:font-weight-asian="normal" style:font-weight-complex="normal"/>
    </style:style>
    <style:style style:name="P88" style:family="paragraph" style:parent-style-name="Standard">
      <style:paragraph-properties fo:text-align="justify" style:justify-single-word="false"/>
      <style:text-properties fo:language="de" fo:country="DE" style:text-underline-style="none" fo:font-weight="normal" officeooo:rsid="008fced2" officeooo:paragraph-rsid="008fced2" style:font-weight-asian="normal" style:font-weight-complex="normal"/>
    </style:style>
    <style:style style:name="P89" style:family="paragraph" style:parent-style-name="Standard">
      <style:paragraph-properties fo:text-align="justify" style:justify-single-word="false"/>
      <style:text-properties fo:language="de" fo:country="DE" style:text-underline-style="none" fo:font-weight="normal" officeooo:rsid="00905c82" officeooo:paragraph-rsid="00905c82" style:font-weight-asian="normal" style:font-weight-complex="normal"/>
    </style:style>
    <style:style style:name="P90" style:family="paragraph" style:parent-style-name="Standard">
      <style:paragraph-properties fo:text-align="justify" style:justify-single-word="false"/>
      <style:text-properties fo:language="de" fo:country="DE" style:text-underline-style="none" fo:font-weight="normal" officeooo:rsid="008beddf" officeooo:paragraph-rsid="008beddf" style:font-weight-asian="normal" style:font-weight-complex="normal"/>
    </style:style>
    <style:style style:name="P91" style:family="paragraph" style:parent-style-name="Standard">
      <style:paragraph-properties fo:text-align="justify" style:justify-single-word="false"/>
      <style:text-properties fo:language="de" fo:country="DE" style:text-underline-style="none" fo:font-weight="normal" officeooo:rsid="00939d18" officeooo:paragraph-rsid="00939d18" style:font-weight-asian="normal" style:font-weight-complex="normal"/>
    </style:style>
    <style:style style:name="P92" style:family="paragraph" style:parent-style-name="Standard">
      <style:paragraph-properties fo:text-align="justify" style:justify-single-word="false"/>
      <style:text-properties fo:language="de" fo:country="DE" style:text-underline-style="none" fo:font-weight="normal" officeooo:rsid="00939d18" officeooo:paragraph-rsid="00965ae6" style:font-weight-asian="normal" style:font-weight-complex="normal"/>
    </style:style>
    <style:style style:name="P93" style:family="paragraph" style:parent-style-name="Standard">
      <style:paragraph-properties fo:text-align="justify" style:justify-single-word="false"/>
      <style:text-properties fo:language="de" fo:country="DE" style:text-underline-style="none" fo:font-weight="normal" officeooo:rsid="00965ae6" officeooo:paragraph-rsid="00965ae6" style:font-weight-asian="normal" style:font-weight-complex="normal"/>
    </style:style>
    <style:style style:name="P94" style:family="paragraph" style:parent-style-name="Standard">
      <style:paragraph-properties fo:text-align="justify" style:justify-single-word="false"/>
      <style:text-properties fo:language="de" fo:country="DE" style:text-underline-style="none" fo:font-weight="normal" officeooo:rsid="00975766" officeooo:paragraph-rsid="00975766" style:font-weight-asian="normal" style:font-weight-complex="normal"/>
    </style:style>
    <style:style style:name="P95" style:family="paragraph" style:parent-style-name="Standard">
      <style:paragraph-properties fo:text-align="justify" style:justify-single-word="false"/>
      <style:text-properties fo:language="de" fo:country="DE" style:text-underline-style="none" fo:font-weight="normal" officeooo:rsid="009b8842" officeooo:paragraph-rsid="009b8842" style:font-weight-asian="normal" style:font-weight-complex="normal"/>
    </style:style>
    <style:style style:name="P96" style:family="paragraph" style:parent-style-name="Standard">
      <style:paragraph-properties fo:text-align="justify" style:justify-single-word="false"/>
      <style:text-properties fo:language="de" fo:country="DE" style:text-underline-style="none" fo:font-weight="normal" officeooo:rsid="009ce90a" officeooo:paragraph-rsid="009ce90a" style:font-weight-asian="normal" style:font-weight-complex="normal"/>
    </style:style>
    <style:style style:name="P97" style:family="paragraph" style:parent-style-name="Standard">
      <style:paragraph-properties fo:text-align="justify" style:justify-single-word="false"/>
      <style:text-properties fo:language="de" fo:country="DE" style:text-underline-style="none" fo:font-weight="normal" officeooo:rsid="009e6b15" officeooo:paragraph-rsid="009e6b15" style:font-weight-asian="normal" style:font-weight-complex="normal"/>
    </style:style>
    <style:style style:name="P98" style:family="paragraph" style:parent-style-name="Standard">
      <style:paragraph-properties fo:text-align="justify" style:justify-single-word="false"/>
      <style:text-properties fo:language="de" fo:country="DE" style:text-underline-style="none" fo:font-weight="normal" officeooo:rsid="00a023b4" officeooo:paragraph-rsid="00a023b4" style:font-weight-asian="normal" style:font-weight-complex="normal"/>
    </style:style>
    <style:style style:name="P99" style:family="paragraph" style:parent-style-name="Standard">
      <style:paragraph-properties fo:text-align="justify" style:justify-single-word="false"/>
      <style:text-properties fo:language="de" fo:country="DE" style:text-underline-style="none" fo:font-weight="normal" officeooo:rsid="00a023b4" officeooo:paragraph-rsid="00ad1b9f" style:font-weight-asian="normal" style:font-weight-complex="normal"/>
    </style:style>
    <style:style style:name="P100" style:family="paragraph" style:parent-style-name="Standard">
      <style:paragraph-properties fo:text-align="justify" style:justify-single-word="false"/>
      <style:text-properties fo:language="de" fo:country="DE" style:text-underline-style="none" fo:font-weight="normal" officeooo:rsid="00ac468b" officeooo:paragraph-rsid="00ac468b" style:font-weight-asian="normal" style:font-weight-complex="normal"/>
    </style:style>
    <style:style style:name="P101" style:family="paragraph" style:parent-style-name="Standard">
      <style:paragraph-properties fo:text-align="justify" style:justify-single-word="false"/>
      <style:text-properties fo:language="de" fo:country="DE" style:text-underline-style="none" fo:font-weight="normal" officeooo:rsid="00a98aee" officeooo:paragraph-rsid="00a98aee" style:font-weight-asian="normal" style:font-weight-complex="normal"/>
    </style:style>
    <style:style style:name="P102" style:family="paragraph" style:parent-style-name="Standard">
      <style:paragraph-properties fo:text-align="justify" style:justify-single-word="false"/>
      <style:text-properties fo:language="de" fo:country="DE" style:text-underline-style="none" fo:font-weight="normal" officeooo:rsid="00a2d273" officeooo:paragraph-rsid="00a2d273" style:font-weight-asian="normal" style:font-weight-complex="normal"/>
    </style:style>
    <style:style style:name="P103" style:family="paragraph" style:parent-style-name="Standard">
      <style:paragraph-properties fo:text-align="justify" style:justify-single-word="false"/>
      <style:text-properties fo:language="de" fo:country="DE" style:text-underline-style="none" fo:font-weight="normal" officeooo:rsid="00a1a8c2" officeooo:paragraph-rsid="00a1a8c2" style:font-weight-asian="normal" style:font-weight-complex="normal"/>
    </style:style>
    <style:style style:name="P104" style:family="paragraph" style:parent-style-name="Standard">
      <style:paragraph-properties fo:text-align="justify" style:justify-single-word="false"/>
      <style:text-properties fo:language="de" fo:country="DE" style:text-underline-style="none" fo:font-weight="normal" officeooo:rsid="00ad1b9f" officeooo:paragraph-rsid="00ad1b9f" style:font-weight-asian="normal" style:font-weight-complex="normal"/>
    </style:style>
    <style:style style:name="P105" style:family="paragraph" style:parent-style-name="Standard">
      <style:paragraph-properties fo:text-align="justify" style:justify-single-word="false"/>
      <style:text-properties fo:language="de" fo:country="DE" style:text-underline-style="none" fo:font-weight="normal" officeooo:rsid="00afc85a" officeooo:paragraph-rsid="00afc85a" style:font-weight-asian="normal" style:font-weight-complex="normal"/>
    </style:style>
    <style:style style:name="P106" style:family="paragraph" style:parent-style-name="Standard">
      <style:paragraph-properties fo:text-align="justify" style:justify-single-word="false"/>
      <style:text-properties fo:language="de" fo:country="DE" style:text-underline-style="none" fo:font-weight="normal" officeooo:rsid="00b047aa" officeooo:paragraph-rsid="00b047aa" style:font-weight-asian="normal" style:font-weight-complex="normal"/>
    </style:style>
    <style:style style:name="P107" style:family="paragraph" style:parent-style-name="Standard">
      <style:paragraph-properties fo:text-align="justify" style:justify-single-word="false"/>
      <style:text-properties fo:language="de" fo:country="DE" style:text-underline-style="none" fo:font-weight="normal" officeooo:rsid="00b13b79" officeooo:paragraph-rsid="00b13b79" style:font-weight-asian="normal" style:font-weight-complex="normal"/>
    </style:style>
    <style:style style:name="P108" style:family="paragraph" style:parent-style-name="Standard">
      <style:paragraph-properties fo:text-align="justify" style:justify-single-word="false"/>
      <style:text-properties fo:language="de" fo:country="DE" style:text-underline-style="none" fo:font-weight="normal" officeooo:rsid="00b154b9" officeooo:paragraph-rsid="00b154b9" style:font-weight-asian="normal" style:font-weight-complex="normal"/>
    </style:style>
    <style:style style:name="P109" style:family="paragraph" style:parent-style-name="Standard">
      <style:paragraph-properties fo:text-align="justify" style:justify-single-word="false"/>
      <style:text-properties fo:language="de" fo:country="DE" style:text-underline-style="none" fo:font-weight="normal" officeooo:rsid="00b1a788" officeooo:paragraph-rsid="00b1a788" style:font-weight-asian="normal" style:font-weight-complex="normal"/>
    </style:style>
    <style:style style:name="P110" style:family="paragraph" style:parent-style-name="Standard">
      <style:paragraph-properties fo:text-align="justify" style:justify-single-word="false"/>
      <style:text-properties fo:language="de" fo:country="DE" style:text-underline-style="none" fo:font-weight="normal" officeooo:rsid="00b75635" officeooo:paragraph-rsid="00b75635" style:font-weight-asian="normal" style:font-weight-complex="normal"/>
    </style:style>
    <style:style style:name="P111" style:family="paragraph" style:parent-style-name="Standard">
      <style:paragraph-properties fo:text-align="justify" style:justify-single-word="false"/>
      <style:text-properties fo:language="de" fo:country="DE" style:text-underline-style="none" fo:font-weight="normal" officeooo:rsid="00b7c29d" officeooo:paragraph-rsid="00b7c29d" style:font-weight-asian="normal" style:font-weight-complex="normal"/>
    </style:style>
    <style:style style:name="P112" style:family="paragraph" style:parent-style-name="Standard">
      <style:paragraph-properties fo:text-align="justify" style:justify-single-word="false"/>
      <style:text-properties fo:language="de" fo:country="DE" style:text-underline-style="none" fo:font-weight="normal" officeooo:rsid="00b94813" officeooo:paragraph-rsid="00b94813" style:font-weight-asian="normal" style:font-weight-complex="normal"/>
    </style:style>
    <style:style style:name="P113" style:family="paragraph" style:parent-style-name="Standard">
      <style:paragraph-properties fo:text-align="justify" style:justify-single-word="false"/>
      <style:text-properties fo:language="de" fo:country="DE" style:text-underline-style="none" fo:font-weight="normal" officeooo:rsid="00b99596" officeooo:paragraph-rsid="00b99596" style:font-weight-asian="normal" style:font-weight-complex="normal"/>
    </style:style>
    <style:style style:name="P114" style:family="paragraph" style:parent-style-name="Standard">
      <style:paragraph-properties fo:text-align="justify" style:justify-single-word="false"/>
      <style:text-properties fo:language="de" fo:country="DE" style:text-underline-style="none" fo:font-weight="normal" officeooo:rsid="00ba9cc8" officeooo:paragraph-rsid="00ba9cc8" style:font-weight-asian="normal" style:font-weight-complex="normal"/>
    </style:style>
    <style:style style:name="P115" style:family="paragraph" style:parent-style-name="Standard">
      <style:paragraph-properties fo:text-align="justify" style:justify-single-word="false"/>
      <style:text-properties fo:language="de" fo:country="DE" style:text-underline-style="none" fo:font-weight="normal" officeooo:rsid="00bc6663" officeooo:paragraph-rsid="00bc6663" style:font-weight-asian="normal" style:font-weight-complex="normal"/>
    </style:style>
    <style:style style:name="P116" style:family="paragraph" style:parent-style-name="Standard">
      <style:paragraph-properties fo:text-align="justify" style:justify-single-word="false"/>
      <style:text-properties fo:language="de" fo:country="DE" style:text-underline-style="none" fo:font-weight="normal" officeooo:rsid="00bd395c" officeooo:paragraph-rsid="00bd395c" style:font-weight-asian="normal" style:font-weight-complex="normal"/>
    </style:style>
    <style:style style:name="P117" style:family="paragraph" style:parent-style-name="Standard">
      <style:paragraph-properties fo:text-align="justify" style:justify-single-word="false"/>
      <style:text-properties fo:language="de" fo:country="DE" style:text-underline-style="none" fo:font-weight="normal" officeooo:rsid="00bf11b5" officeooo:paragraph-rsid="00bf11b5" style:font-weight-asian="normal" style:font-weight-complex="normal"/>
    </style:style>
    <style:style style:name="P118" style:family="paragraph" style:parent-style-name="Standard">
      <style:paragraph-properties fo:text-align="justify" style:justify-single-word="false"/>
      <style:text-properties fo:language="de" fo:country="DE" style:text-underline-style="none" fo:font-weight="normal" officeooo:rsid="00bfb624" officeooo:paragraph-rsid="00bfb624" style:font-weight-asian="normal" style:font-weight-complex="normal"/>
    </style:style>
    <style:style style:name="P119" style:family="paragraph" style:parent-style-name="Standard">
      <style:paragraph-properties fo:text-align="justify" style:justify-single-word="false"/>
      <style:text-properties fo:language="de" fo:country="DE" style:text-underline-style="none" fo:font-weight="normal" officeooo:rsid="00c0ac39" officeooo:paragraph-rsid="00c0ac39" style:font-weight-asian="normal" style:font-weight-complex="normal"/>
    </style:style>
    <style:style style:name="P120" style:family="paragraph" style:parent-style-name="Standard">
      <style:paragraph-properties fo:text-align="justify" style:justify-single-word="false"/>
      <style:text-properties fo:language="de" fo:country="DE" style:text-underline-style="none" fo:font-weight="normal" officeooo:rsid="00c242bb" officeooo:paragraph-rsid="00c242bb" style:font-weight-asian="normal" style:font-weight-complex="normal"/>
    </style:style>
    <style:style style:name="P121" style:family="paragraph" style:parent-style-name="Standard">
      <style:paragraph-properties fo:text-align="justify" style:justify-single-word="false"/>
      <style:text-properties fo:language="de" fo:country="DE" style:text-underline-style="none" fo:font-weight="normal" officeooo:rsid="00c2d60f" officeooo:paragraph-rsid="00c2d60f" style:font-weight-asian="normal" style:font-weight-complex="normal"/>
    </style:style>
    <style:style style:name="P122" style:family="paragraph" style:parent-style-name="Standard">
      <style:paragraph-properties fo:text-align="justify" style:justify-single-word="false"/>
      <style:text-properties fo:language="de" fo:country="DE" style:text-underline-style="none" fo:font-weight="normal" officeooo:rsid="00c352e4" officeooo:paragraph-rsid="00c352e4" style:font-weight-asian="normal" style:font-weight-complex="normal"/>
    </style:style>
    <style:style style:name="P123" style:family="paragraph" style:parent-style-name="Standard">
      <style:paragraph-properties fo:text-align="justify" style:justify-single-word="false"/>
      <style:text-properties fo:language="de" fo:country="DE" style:text-underline-style="none" fo:font-weight="normal" officeooo:rsid="00c4a885" officeooo:paragraph-rsid="00c4a885" style:font-weight-asian="normal" style:font-weight-complex="normal"/>
    </style:style>
    <style:style style:name="P124" style:family="paragraph" style:parent-style-name="Standard">
      <style:paragraph-properties fo:text-align="justify" style:justify-single-word="false"/>
      <style:text-properties fo:language="de" fo:country="DE" style:text-underline-style="none" fo:font-weight="normal" officeooo:rsid="00c5ec4e" officeooo:paragraph-rsid="00c5ec4e" style:font-weight-asian="normal" style:font-weight-complex="normal"/>
    </style:style>
    <style:style style:name="P125" style:family="paragraph" style:parent-style-name="Standard">
      <style:paragraph-properties fo:text-align="justify" style:justify-single-word="false"/>
      <style:text-properties fo:language="de" fo:country="DE" style:text-underline-style="none" fo:font-weight="normal" officeooo:rsid="00c72fc4" officeooo:paragraph-rsid="00c72fc4" style:font-weight-asian="normal" style:font-weight-complex="normal"/>
    </style:style>
    <style:style style:name="P126" style:family="paragraph" style:parent-style-name="Standard">
      <style:paragraph-properties fo:text-align="justify" style:justify-single-word="false"/>
      <style:text-properties fo:language="de" fo:country="DE" style:text-underline-style="none" fo:font-weight="normal" officeooo:rsid="00c91c0d" officeooo:paragraph-rsid="00c91c0d" style:font-weight-asian="normal" style:font-weight-complex="normal"/>
    </style:style>
    <style:style style:name="P127" style:family="paragraph" style:parent-style-name="Standard">
      <style:paragraph-properties fo:text-align="justify" style:justify-single-word="false"/>
      <style:text-properties fo:language="de" fo:country="DE" style:text-underline-style="none" fo:font-weight="normal" officeooo:rsid="00ca3b54" officeooo:paragraph-rsid="00ca3b54" style:font-weight-asian="normal" style:font-weight-complex="normal"/>
    </style:style>
    <style:style style:name="P128" style:family="paragraph" style:parent-style-name="Standard">
      <style:paragraph-properties fo:text-align="justify" style:justify-single-word="false"/>
      <style:text-properties fo:language="de" fo:country="DE" style:text-underline-style="none" fo:font-weight="normal" officeooo:rsid="00cc0cc7" officeooo:paragraph-rsid="00cc0cc7" style:font-weight-asian="normal" style:font-weight-complex="normal"/>
    </style:style>
    <style:style style:name="P129" style:family="paragraph" style:parent-style-name="Standard">
      <style:paragraph-properties fo:text-align="justify" style:justify-single-word="false"/>
      <style:text-properties fo:language="de" fo:country="DE" style:text-underline-style="none" fo:font-weight="normal" officeooo:rsid="00cc6c9b" officeooo:paragraph-rsid="00cc6c9b" style:font-weight-asian="normal" style:font-weight-complex="normal"/>
    </style:style>
    <style:style style:name="P130" style:family="paragraph" style:parent-style-name="Standard">
      <style:paragraph-properties fo:text-align="justify" style:justify-single-word="false"/>
      <style:text-properties fo:language="de" fo:country="DE" style:text-underline-style="none" fo:font-weight="normal" officeooo:rsid="00cfe1de" officeooo:paragraph-rsid="00cfe1de" style:font-weight-asian="normal" style:font-weight-complex="normal"/>
    </style:style>
    <style:style style:name="P131" style:family="paragraph" style:parent-style-name="Standard">
      <style:paragraph-properties fo:text-align="justify" style:justify-single-word="false"/>
      <style:text-properties fo:language="de" fo:country="DE" style:text-underline-style="none" fo:font-weight="normal" officeooo:rsid="00d128cd" officeooo:paragraph-rsid="00d128cd" style:font-weight-asian="normal" style:font-weight-complex="normal"/>
    </style:style>
    <style:style style:name="P132" style:family="paragraph" style:parent-style-name="Standard">
      <style:paragraph-properties fo:text-align="justify" style:justify-single-word="false"/>
      <style:text-properties fo:language="de" fo:country="DE" style:text-underline-style="none" fo:font-weight="normal" officeooo:rsid="00d73eec" officeooo:paragraph-rsid="00d73eec" style:font-weight-asian="normal" style:font-weight-complex="normal"/>
    </style:style>
    <style:style style:name="P133" style:family="paragraph" style:parent-style-name="Standard">
      <style:paragraph-properties fo:text-align="justify" style:justify-single-word="false"/>
      <style:text-properties fo:language="de" fo:country="DE" style:text-underline-style="none" fo:font-weight="normal" officeooo:rsid="00e1bd11" officeooo:paragraph-rsid="00e1bd11" style:font-weight-asian="normal" style:font-weight-complex="normal"/>
    </style:style>
    <style:style style:name="P134" style:family="paragraph" style:parent-style-name="Standard">
      <style:paragraph-properties fo:text-align="justify" style:justify-single-word="false"/>
      <style:text-properties fo:language="de" fo:country="DE" style:text-underline-style="none" fo:font-weight="normal" officeooo:rsid="00e28fb4" officeooo:paragraph-rsid="00e28fb4" style:font-weight-asian="normal" style:font-weight-complex="normal"/>
    </style:style>
    <style:style style:name="P135" style:family="paragraph" style:parent-style-name="Standard">
      <style:paragraph-properties fo:text-align="justify" style:justify-single-word="false"/>
      <style:text-properties fo:language="de" fo:country="DE" style:text-underline-style="none" fo:font-weight="normal" officeooo:rsid="00ddabe8" officeooo:paragraph-rsid="00ddabe8" style:font-weight-asian="normal" style:font-weight-complex="normal"/>
    </style:style>
    <style:style style:name="P136" style:family="paragraph" style:parent-style-name="Standard">
      <style:paragraph-properties fo:text-align="justify" style:justify-single-word="false"/>
      <style:text-properties fo:language="de" fo:country="DE" style:text-underline-style="none" fo:font-weight="normal" officeooo:rsid="00ea2b74" officeooo:paragraph-rsid="00ea2b74" style:font-weight-asian="normal" style:font-weight-complex="normal"/>
    </style:style>
    <style:style style:name="P137" style:family="paragraph" style:parent-style-name="Standard">
      <style:paragraph-properties fo:text-align="justify" style:justify-single-word="false"/>
      <style:text-properties fo:language="de" fo:country="DE" style:text-underline-style="none" fo:font-weight="normal" officeooo:rsid="00eb3d9d" officeooo:paragraph-rsid="00eb3d9d" style:font-weight-asian="normal" style:font-weight-complex="normal"/>
    </style:style>
    <style:style style:name="P138" style:family="paragraph" style:parent-style-name="Standard">
      <style:paragraph-properties fo:text-align="justify" style:justify-single-word="false"/>
      <style:text-properties fo:language="de" fo:country="DE" style:text-underline-style="none" fo:font-weight="normal" officeooo:rsid="00df187a" officeooo:paragraph-rsid="00df187a" style:font-weight-asian="normal" style:font-weight-complex="normal"/>
    </style:style>
    <style:style style:name="P139" style:family="paragraph" style:parent-style-name="Standard">
      <style:paragraph-properties fo:text-align="justify" style:justify-single-word="false"/>
      <style:text-properties fo:language="de" fo:country="DE" style:text-underline-style="none" fo:font-weight="normal" officeooo:rsid="00edbfc4" officeooo:paragraph-rsid="00edbfc4" style:font-weight-asian="normal" style:font-weight-complex="normal"/>
    </style:style>
    <style:style style:name="P140" style:family="paragraph" style:parent-style-name="Standard">
      <style:paragraph-properties fo:text-align="justify" style:justify-single-word="false"/>
      <style:text-properties fo:language="de" fo:country="DE" style:text-underline-style="none" fo:font-weight="normal" officeooo:rsid="00ee5ced" officeooo:paragraph-rsid="00ee5ced" style:font-weight-asian="normal" style:font-weight-complex="normal"/>
    </style:style>
    <style:style style:name="P141" style:family="paragraph" style:parent-style-name="Standard">
      <style:paragraph-properties fo:text-align="justify" style:justify-single-word="false"/>
      <style:text-properties fo:language="de" fo:country="DE" style:text-underline-style="none" fo:font-weight="normal" officeooo:rsid="00ee80a4" officeooo:paragraph-rsid="00ee80a4" style:font-weight-asian="normal" style:font-weight-complex="normal"/>
    </style:style>
    <style:style style:name="P142" style:family="paragraph" style:parent-style-name="Standard">
      <style:paragraph-properties fo:text-align="justify" style:justify-single-word="false"/>
      <style:text-properties fo:language="de" fo:country="DE" style:text-underline-style="none" fo:font-weight="normal" officeooo:rsid="00ee80a4" officeooo:paragraph-rsid="00ef43ac" style:font-weight-asian="normal" style:font-weight-complex="normal"/>
    </style:style>
    <style:style style:name="P143" style:family="paragraph" style:parent-style-name="Standard">
      <style:paragraph-properties fo:text-align="justify" style:justify-single-word="false"/>
      <style:text-properties fo:language="de" fo:country="DE" style:text-underline-style="none" fo:font-weight="normal" officeooo:rsid="00ef43ac" officeooo:paragraph-rsid="00ef43ac" style:font-weight-asian="normal" style:font-weight-complex="normal"/>
    </style:style>
    <style:style style:name="P144" style:family="paragraph" style:parent-style-name="Standard">
      <style:paragraph-properties fo:text-align="justify" style:justify-single-word="false"/>
      <style:text-properties fo:language="de" fo:country="DE" style:text-underline-style="none" fo:font-weight="normal" officeooo:rsid="00f169ff" officeooo:paragraph-rsid="00f169ff" style:font-weight-asian="normal" style:font-weight-complex="normal"/>
    </style:style>
    <style:style style:name="P145" style:family="paragraph" style:parent-style-name="Standard">
      <style:paragraph-properties fo:text-align="justify" style:justify-single-word="false"/>
      <style:text-properties fo:language="de" fo:country="DE" style:text-underline-style="none" fo:font-weight="normal" officeooo:rsid="00f46d3a" officeooo:paragraph-rsid="00f46d3a" style:font-weight-asian="normal" style:font-weight-complex="normal"/>
    </style:style>
    <style:style style:name="P146" style:family="paragraph" style:parent-style-name="Standard">
      <style:paragraph-properties fo:text-align="justify" style:justify-single-word="false"/>
      <style:text-properties fo:language="de" fo:country="DE" style:text-underline-style="none" fo:font-weight="normal" officeooo:rsid="00f841a4" officeooo:paragraph-rsid="00f841a4" style:font-weight-asian="normal" style:font-weight-complex="normal"/>
    </style:style>
    <style:style style:name="P147" style:family="paragraph" style:parent-style-name="Standard">
      <style:paragraph-properties fo:text-align="justify" style:justify-single-word="false"/>
      <style:text-properties fo:language="de" fo:country="DE" style:text-underline-style="none" fo:font-weight="bold" officeooo:rsid="009ace4d" officeooo:paragraph-rsid="009ace4d" style:font-weight-asian="bold" style:font-weight-complex="bold"/>
    </style:style>
    <style:style style:name="P148" style:family="paragraph" style:parent-style-name="Standard">
      <style:paragraph-properties fo:text-align="justify" style:justify-single-word="false"/>
      <style:text-properties fo:language="de" fo:country="DE" officeooo:rsid="00187a53" officeooo:paragraph-rsid="00187a53"/>
    </style:style>
    <style:style style:name="P149" style:family="paragraph" style:parent-style-name="Standard">
      <style:paragraph-properties fo:text-align="justify" style:justify-single-word="false"/>
      <style:text-properties fo:language="de" fo:country="DE" officeooo:rsid="00197786" officeooo:paragraph-rsid="00197786"/>
    </style:style>
    <style:style style:name="P150" style:family="paragraph" style:parent-style-name="Standard">
      <style:paragraph-properties fo:text-align="justify" style:justify-single-word="false"/>
      <style:text-properties fo:language="de" fo:country="DE" officeooo:rsid="001b21a1" officeooo:paragraph-rsid="001b21a1"/>
    </style:style>
    <style:style style:name="P151" style:family="paragraph" style:parent-style-name="Standard">
      <style:paragraph-properties fo:text-align="justify" style:justify-single-word="false"/>
      <style:text-properties fo:language="de" fo:country="DE" officeooo:rsid="001de6ab" officeooo:paragraph-rsid="001de6ab"/>
    </style:style>
    <style:style style:name="P152" style:family="paragraph" style:parent-style-name="Standard">
      <style:paragraph-properties fo:text-align="justify" style:justify-single-word="false"/>
      <style:text-properties fo:language="de" fo:country="DE" officeooo:rsid="001fadd2" officeooo:paragraph-rsid="001fadd2"/>
    </style:style>
    <style:style style:name="P153" style:family="paragraph" style:parent-style-name="Standard">
      <style:paragraph-properties fo:text-align="justify" style:justify-single-word="false"/>
      <style:text-properties fo:language="de" fo:country="DE" officeooo:rsid="001fc399" officeooo:paragraph-rsid="001fc399"/>
    </style:style>
    <style:style style:name="P154" style:family="paragraph" style:parent-style-name="Standard">
      <style:paragraph-properties fo:text-align="justify" style:justify-single-word="false"/>
      <style:text-properties fo:language="de" fo:country="DE"/>
    </style:style>
    <style:style style:name="P155" style:family="paragraph" style:parent-style-name="Standard">
      <style:paragraph-properties fo:text-align="justify" style:justify-single-word="false"/>
      <style:text-properties fo:language="de" fo:country="DE" officeooo:paragraph-rsid="005b8a54"/>
    </style:style>
    <style:style style:name="P156" style:family="paragraph" style:parent-style-name="Standard">
      <style:paragraph-properties fo:text-align="justify" style:justify-single-word="false"/>
      <style:text-properties fo:language="de" fo:country="DE" officeooo:paragraph-rsid="0087c90c"/>
    </style:style>
    <style:style style:name="P157" style:family="paragraph" style:parent-style-name="Standard">
      <style:paragraph-properties fo:text-align="justify" style:justify-single-word="false"/>
      <style:text-properties fo:language="de" fo:country="DE" officeooo:rsid="00209bc4" officeooo:paragraph-rsid="00209bc4"/>
    </style:style>
    <style:style style:name="P158" style:family="paragraph" style:parent-style-name="Standard">
      <style:paragraph-properties fo:text-align="justify" style:justify-single-word="false"/>
      <style:text-properties fo:language="de" fo:country="DE" officeooo:rsid="001db33f" officeooo:paragraph-rsid="001db33f"/>
    </style:style>
    <style:style style:name="P159" style:family="paragraph" style:parent-style-name="Standard">
      <style:paragraph-properties fo:text-align="justify" style:justify-single-word="false"/>
      <style:text-properties fo:language="de" fo:country="DE" officeooo:rsid="0030f30e" officeooo:paragraph-rsid="0030f30e"/>
    </style:style>
    <style:style style:name="P160" style:family="paragraph" style:parent-style-name="Table_20_Contents">
      <style:paragraph-properties fo:margin-top="0cm" fo:margin-bottom="0cm" style:contextual-spacing="false" fo:text-align="justify" style:justify-single-word="false"/>
      <style:text-properties style:font-name="times new roman" fo:font-size="14pt" fo:language="de" fo:country="DE"/>
    </style:style>
    <style:style style:name="P161" style:family="paragraph" style:parent-style-name="Table_20_Contents">
      <style:paragraph-properties fo:margin-top="0cm" fo:margin-bottom="0cm" style:contextual-spacing="false" fo:text-align="justify" style:justify-single-word="false"/>
      <style:text-properties fo:language="de" fo:country="DE"/>
    </style:style>
    <style:style style:name="P162" style:family="paragraph" style:parent-style-name="Table_20_Contents">
      <style:paragraph-properties fo:margin-top="0cm" fo:margin-bottom="0cm" style:contextual-spacing="false" fo:text-align="justify" style:justify-single-word="false"/>
      <style:text-properties fo:language="de" fo:country="DE" officeooo:rsid="00939d18"/>
    </style:style>
    <style:style style:name="P163" style:family="paragraph" style:parent-style-name="Table_20_Contents">
      <style:paragraph-properties fo:margin-top="0cm" fo:margin-bottom="0cm" style:contextual-spacing="false" fo:text-align="justify" style:justify-single-word="false"/>
      <style:text-properties fo:language="de" fo:country="DE" officeooo:rsid="00939d18" officeooo:paragraph-rsid="00939d18"/>
    </style:style>
    <style:style style:name="P164" style:family="paragraph" style:parent-style-name="Table_20_Contents">
      <style:paragraph-properties fo:text-align="justify" style:justify-single-word="false"/>
      <style:text-properties officeooo:rsid="00f841a4" officeooo:paragraph-rsid="00f841a4"/>
    </style:style>
    <style:style style:name="P165" style:family="paragraph" style:parent-style-name="Standard">
      <style:paragraph-properties fo:text-align="justify" style:justify-single-word="false"/>
      <style:text-properties fo:language="de" fo:country="DE" style:text-underline-style="none" fo:font-weight="normal" officeooo:rsid="00fb18d7" officeooo:paragraph-rsid="00fb18d7" style:font-weight-asian="normal" style:font-weight-complex="normal"/>
    </style:style>
    <style:style style:name="P166" style:family="paragraph" style:parent-style-name="Standard">
      <style:paragraph-properties fo:text-align="justify" style:justify-single-word="false"/>
      <style:text-properties fo:language="de" fo:country="DE" style:text-underline-style="none" fo:font-weight="normal" officeooo:rsid="010243bd" officeooo:paragraph-rsid="010243bd" style:font-weight-asian="normal" style:font-weight-complex="normal"/>
    </style:style>
    <style:style style:name="P167" style:family="paragraph" style:parent-style-name="Standard">
      <style:paragraph-properties fo:text-align="justify" style:justify-single-word="false"/>
      <style:text-properties fo:language="de" fo:country="DE" style:text-underline-style="none" fo:font-weight="normal" officeooo:rsid="0103850d" officeooo:paragraph-rsid="0103850d" style:font-weight-asian="normal" style:font-weight-complex="normal"/>
    </style:style>
    <style:style style:name="P168" style:family="paragraph" style:parent-style-name="Standard">
      <style:paragraph-properties fo:text-align="justify" style:justify-single-word="false"/>
      <style:text-properties fo:language="de" fo:country="DE" style:text-underline-style="none" fo:font-weight="normal" officeooo:rsid="0104c41d" officeooo:paragraph-rsid="0104c41d" style:font-weight-asian="normal" style:font-weight-complex="normal"/>
    </style:style>
    <style:style style:name="P169" style:family="paragraph" style:parent-style-name="Standard">
      <style:paragraph-properties fo:text-align="justify" style:justify-single-word="false"/>
      <style:text-properties fo:language="de" fo:country="DE" style:text-underline-style="none" fo:font-weight="normal" officeooo:rsid="01074cbb" officeooo:paragraph-rsid="01074cbb" style:font-weight-asian="normal" style:font-weight-complex="normal"/>
    </style:style>
    <style:style style:name="T1" style:family="text">
      <style:text-properties officeooo:rsid="00090ba0"/>
    </style:style>
    <style:style style:name="T2" style:family="text">
      <style:text-properties officeooo:rsid="000b762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3a4a4c" style:font-weight-asian="normal" style:font-weight-complex="normal"/>
    </style:style>
    <style:style style:name="T5" style:family="text">
      <style:text-properties style:text-underline-style="none" fo:font-weight="normal" officeooo:rsid="003c7c5d" style:font-weight-asian="normal" style:font-weight-complex="normal"/>
    </style:style>
    <style:style style:name="T6" style:family="text">
      <style:text-properties style:text-underline-style="none" fo:font-weight="normal" officeooo:rsid="003c99f7" style:font-weight-asian="normal" style:font-weight-complex="normal"/>
    </style:style>
    <style:style style:name="T7" style:family="text">
      <style:text-properties style:text-underline-style="none" fo:font-weight="normal" officeooo:rsid="003ecc62" style:font-weight-asian="normal" style:font-weight-complex="normal"/>
    </style:style>
    <style:style style:name="T8" style:family="text">
      <style:text-properties style:text-underline-style="none" fo:font-weight="normal" officeooo:rsid="00408927" style:font-weight-asian="normal" style:font-weight-complex="normal"/>
    </style:style>
    <style:style style:name="T9" style:family="text">
      <style:text-properties style:text-underline-style="none" fo:font-weight="normal" officeooo:rsid="00441d28" style:font-weight-asian="normal" style:font-weight-complex="normal"/>
    </style:style>
    <style:style style:name="T10" style:family="text">
      <style:text-properties style:text-underline-style="none" fo:font-weight="normal" officeooo:rsid="0044e2f0" style:font-weight-asian="normal" style:font-weight-complex="normal"/>
    </style:style>
    <style:style style:name="T11" style:family="text">
      <style:text-properties style:text-underline-style="none" fo:font-weight="normal" officeooo:rsid="004686ea" style:font-weight-asian="normal" style:font-weight-complex="normal"/>
    </style:style>
    <style:style style:name="T12" style:family="text">
      <style:text-properties style:text-underline-style="none" fo:font-weight="normal" officeooo:rsid="00470a5a" style:font-weight-asian="normal" style:font-weight-complex="normal"/>
    </style:style>
    <style:style style:name="T13" style:family="text">
      <style:text-properties style:text-underline-style="none" fo:font-weight="normal" officeooo:rsid="0087c90c" style:font-weight-asian="normal" style:font-weight-complex="normal"/>
    </style:style>
    <style:style style:name="T14" style:family="text">
      <style:text-properties style:text-underline-style="none" fo:font-weight="normal" officeooo:rsid="008beddf" style:font-weight-asian="normal" style:font-weight-complex="normal"/>
    </style:style>
    <style:style style:name="T15" style:family="text">
      <style:text-properties style:text-underline-style="none" fo:font-weight="normal" officeooo:rsid="00905c82" style:font-weight-asian="normal" style:font-weight-complex="normal"/>
    </style:style>
    <style:style style:name="T16" style:family="text">
      <style:text-properties style:text-underline-style="none" fo:font-weight="normal" officeooo:rsid="008fced2" style:font-weight-asian="normal" style:font-weight-complex="normal"/>
    </style:style>
    <style:style style:name="T17" style:family="text">
      <style:text-properties officeooo:rsid="001fadd2"/>
    </style:style>
    <style:style style:name="T18" style:family="text">
      <style:text-properties officeooo:rsid="002b695a"/>
    </style:style>
    <style:style style:name="T19" style:family="text">
      <style:text-properties officeooo:rsid="002fd27e"/>
    </style:style>
    <style:style style:name="T20" style:family="text">
      <style:text-properties officeooo:rsid="0030f30e"/>
    </style:style>
    <style:style style:name="T21" style:family="text">
      <style:text-properties officeooo:rsid="00522f66"/>
    </style:style>
    <style:style style:name="T22" style:family="text">
      <style:text-properties officeooo:rsid="005723f8"/>
    </style:style>
    <style:style style:name="T23" style:family="text">
      <style:text-properties officeooo:rsid="00633ea8"/>
    </style:style>
    <style:style style:name="T24" style:family="text">
      <style:text-properties officeooo:rsid="0067c6c0"/>
    </style:style>
    <style:style style:name="T25" style:family="text">
      <style:text-properties officeooo:rsid="007640e9"/>
    </style:style>
    <style:style style:name="T26" style:family="text">
      <style:text-properties officeooo:rsid="0078a939"/>
    </style:style>
    <style:style style:name="T27" style:family="text">
      <style:text-properties officeooo:rsid="0084464c"/>
    </style:style>
    <style:style style:name="T28" style:family="text">
      <style:text-properties officeooo:rsid="00862639"/>
    </style:style>
    <style:style style:name="T29" style:family="text">
      <style:text-properties officeooo:rsid="00892b7b"/>
    </style:style>
    <style:style style:name="T30" style:family="text">
      <style:text-properties officeooo:rsid="0091d07d"/>
    </style:style>
    <style:style style:name="T31" style:family="text">
      <style:text-properties officeooo:rsid="00939d18"/>
    </style:style>
    <style:style style:name="T32" style:family="text">
      <style:text-properties officeooo:rsid="0094690e"/>
    </style:style>
    <style:style style:name="T33" style:family="text">
      <style:text-properties officeooo:rsid="00a29741"/>
    </style:style>
    <style:style style:name="T34" style:family="text">
      <style:text-properties officeooo:rsid="00a496bd"/>
    </style:style>
    <style:style style:name="T35" style:family="text">
      <style:text-properties officeooo:rsid="00a68c59"/>
    </style:style>
    <style:style style:name="T36" style:family="text">
      <style:text-properties officeooo:rsid="00ac468b"/>
    </style:style>
    <style:style style:name="T37" style:family="text">
      <style:text-properties officeooo:rsid="00ae0b38"/>
    </style:style>
    <style:style style:name="T38" style:family="text">
      <style:text-properties officeooo:rsid="00bb456b"/>
    </style:style>
    <style:style style:name="T39" style:family="text">
      <style:text-properties officeooo:rsid="00bc6663"/>
    </style:style>
    <style:style style:name="T40" style:family="text">
      <style:text-properties officeooo:rsid="00c22056"/>
    </style:style>
    <style:style style:name="T41" style:family="text">
      <style:text-properties officeooo:rsid="00c4a885"/>
    </style:style>
    <style:style style:name="T42" style:family="text">
      <style:text-properties officeooo:rsid="00c72fc4"/>
    </style:style>
    <style:style style:name="T43" style:family="text">
      <style:text-properties officeooo:rsid="00cacf2c"/>
    </style:style>
    <style:style style:name="T44" style:family="text">
      <style:text-properties officeooo:rsid="00cc6c9b"/>
    </style:style>
    <style:style style:name="T45" style:family="text">
      <style:text-properties officeooo:rsid="00e0be51"/>
    </style:style>
    <style:style style:name="T46" style:family="text">
      <style:text-properties officeooo:rsid="00e7cb7f"/>
    </style:style>
    <style:style style:name="T47" style:family="text">
      <style:text-properties officeooo:rsid="00ef43ac"/>
    </style:style>
    <style:style style:name="T48" style:family="text">
      <style:text-properties officeooo:rsid="00f0d8c9"/>
    </style:style>
    <style:style style:name="T49" style:family="text">
      <style:text-properties officeooo:rsid="00f169ff"/>
    </style:style>
    <style:style style:name="T50" style:family="text">
      <style:text-properties officeooo:rsid="00f9885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currenz</text:p>
      <text:p text:style-name="P154"/>
      <text:p text:style-name="P2">Thema : Nachaltigkeit (développement durable)</text:p>
      <text:p text:style-name="P2"/>
      <text:p text:style-name="P2">Umweltschutz (protection de l’environnement)</text:p>
      <text:p text:style-name="P2">das Recyclung (prononcer en anglais)/ <text:span text:style-name="T1">Recyceln</text:span></text:p>
      <text:p text:style-name="P3">der Klimawandel</text:p>
      <text:p text:style-name="P4">die Ökologie</text:p>
      <text:p text:style-name="P4">die Regierungen</text:p>
      <text:p text:style-name="P4">bessere Ressourcen ausmützung</text:p>
      <text:p text:style-name="P5">das Ökosystem</text:p>
      <text:p text:style-name="P6">erneuerbahr Energien <text:span text:style-name="T2">(énergies renouvelables)</text:span></text:p>
      <text:p text:style-name="P6">die verpackung vermindern</text:p>
      <text:p text:style-name="P7">der Ökostrom</text:p>
      <text:p text:style-name="P7">die Verantwortung (la responsabilité)</text:p>
      <text:p text:style-name="P8">die Verschlechterung</text:p>
      <text:p text:style-name="P9">langfristich (de façon durable)</text:p>
      <text:p text:style-name="P9">das Platikproblem</text:p>
      <text:p text:style-name="P9">Kunst<text:span text:style-name="T17">st</text:span>offe reduzieren (réduitre les matières plastiques)</text:p>
      <text:p text:style-name="P10">die Zukunft</text:p>
      <text:p text:style-name="P11">die Vermüllung (la pollution (la déchet-tion))</text:p>
      <text:p text:style-name="P12">das Treibhauseffeckt (l’effet de serre)</text:p>
      <text:p text:style-name="P13">die Wirtschaft</text:p>
      <text:p text:style-name="P14">die Biodiversität</text:p>
      <text:p text:style-name="P148">retten</text:p>
      <text:p text:style-name="P148">ein Demonstration/ein Demo</text:p>
      <text:p text:style-name="P149">die Packung</text:p>
      <text:p text:style-name="P149">in + Datif</text:p>
      <text:p text:style-name="P150">von dem =&gt; vom</text:p>
      <text:p text:style-name="P150">betroffen (concerner)</text:p>
      <text:p text:style-name="P150">bedrohen (menacer =&gt; bedroht)/bedrohung</text:p>
      <text:p text:style-name="P158">brennen</text:p>
      <text:p text:style-name="P159">Verschmutzung (pollution à tous le sens du terme)</text:p>
      <text:p text:style-name="P151">handeln (agir)</text:p>
      <text:p text:style-name="P151">das tut es (parce que c’est la cas)</text:p>
      <text:p text:style-name="P152">verdoppeln (doubler)</text:p>
      <text:p text:style-name="P153">der Zersetzung (décomposition) = Versetzung</text:p>
      <text:p text:style-name="P153">günstig (nicht teuer, ~=billig)</text:p>
      <text:p text:style-name="P153">mal x (fois x (plutôt le penser dans ce sens là que dans le sens „x mal“))</text:p>
      <text:p text:style-name="P157"/>
      <text:p text:style-name="P24"/>
      <text:p text:style-name="P15">Problematik &gt;<text:span text:style-name="T3"> Ist Nachaltikeit heutzutage ein Muss ?</text:span></text:p>
      <text:p text:style-name="P15">Tâche finale&gt;<text:span text:style-name="T3"> Eine Initiave für den Planet präsentieren</text:span></text:p>
      <text:p text:style-name="P15">TESTS&gt;<text:span text:style-name="T3"> Lesen + Hören</text:span></text:p>
      <text:p text:style-name="P25"/>
      <text:p text:style-name="P25">Teil 1 &gt; Der Planet sit in Gefahr</text:p>
      <text:p text:style-name="P25">Teil 2 &gt; Was ist „Nachaltigkeit“ und ein „nachaltiges“ Verhalten ?</text:p>
      <text:p text:style-name="P25">Teil 3 &gt; Alltagsgewohneiten pfleigen</text:p>
      <text:p text:style-name="P25">Teil 4 &gt; Sich engagieren</text:p>
      <text:p text:style-name="P25"/>
      <text:p text:style-name="P26">140 Mio Tonnen Platik landen jedes Jahr im Meer (plus 8 Mio jedes Jahr)</text:p>
      <text:p text:style-name="P27">20 % von den Schiffen</text:p>
      <text:p text:style-name="P27"><text:soft-page-break/>40 % vond Strand und Flüsse</text:p>
      <text:p text:style-name="P27">40 % von Abwasser (eaux usées (produits cosmétique et de lavage))</text:p>
      <text:p text:style-name="P28">Liegen an der Wasseroberfläsche (Mülteppisch (îles de déchets)) =&gt; Aber nur 15 %</text:p>
      <text:p text:style-name="P29">15 % auf den Stränden (sur les côtes)</text:p>
      <text:p text:style-name="P30">70 % auf den Meerboden (au fonc de la mer, sous l’eau)</text:p>
      <text:p text:style-name="P31">Fische denken es ist Nahrung</text:p>
      <text:p text:style-name="P32">Reuse (Wiederverwenden)</text:p>
      <text:p text:style-name="P32">Reduce (Reduzieren)</text:p>
      <text:p text:style-name="P32">Recycle (Recyceln)</text:p>
      <text:p text:style-name="P33">einzefall (uni<text:span text:style-name="T20">q</text:span>ue)</text:p>
      <text:p text:style-name="P31"/>
      <text:p text:style-name="P16">Projekt : Auf einem Internetforum lesen Sie folgende Beit<text:span text:style-name="T19">r</text:span>äge zum Themza Konsum und Umwelt. Schreiben Sie ihren eigenen Beitrag, Beschrieben Si<text:span text:style-name="T18">r</text:span>e, wie in Ihren Familen und Freundkreis konsumiert word, reagieren Sie auf die Beitr1<text:span text:style-name="T19">ä</text:span>ge und geben Sie Ihre Meinunf zum Thema.</text:p>
      <text:p text:style-name="P34"/>
      <text:p text:style-name="P17"><text:span text:style-name="T3">Karikatur : „Sie sagen immer, Sie li</text:span><text:span text:style-name="T7">e</text:span><text:span text:style-name="T3">ben uns !“ </text:span></text:p>
      <text:p text:style-name="P35"/>
      <text:p text:style-name="P35">Realistiche oder übertrieben</text:p>
      <text:p text:style-name="P36">Zeigen („Tsaïgeunn“) <text:s/>= Montrer</text:p>
      <text:p text:style-name="P37">wohl = bien (bien-être)</text:p>
      <text:p text:style-name="P37">Wie fühlen sich wohl <text:s/>die Kinder ? (Comment se sentent les enfants)</text:p>
      <text:p text:style-name="P38">lassen = laisser (tous les sens)</text:p>
      <text:p text:style-name="P18"><text:span text:style-name="T3">Im vodergrund/</text:span><text:span text:style-name="T4">In der Mitte/ Im Hintergrung</text:span></text:p>
      <text:p text:style-name="P39">ein Gewässer (un écoulement d’eau)</text:p>
      <text:p text:style-name="P39">schmutzig</text:p>
      <text:p text:style-name="P40">Fabriken (usines)</text:p>
      <text:p text:style-name="P19"><text:span text:style-name="T3">rauchenden Schornsteinen (</text:span><text:span text:style-name="T5">cheminées *)</text:span></text:p>
      <text:p text:style-name="P41">tödlichen Baum</text:p>
      <text:p text:style-name="P41"/>
      <text:p text:style-name="P42">die Atmosphäre ist grau wie die Farben, dasn ist eine desolate Landschaft</text:p>
      <text:p text:style-name="P20"><text:span text:style-name="T6">D</text:span><text:span text:style-name="T3">ie Kinder verstehen nicht, warum die Erwachsenen nichts unternehmen, um sie Situation zu ändern. Wenn sie sich wirklich um die Kinder kümmern würden, würden die die Natur schützen und alles tun, um die künftigen (futures) Generationen zu helfen. </text:span></text:p>
      <text:p text:style-name="P43"/>
      <text:p text:style-name="P20"><text:span text:style-name="T3">Die Kinder fühlen sich also verattet (trahis) und betrügt (trompés), </text:span><text:span text:style-name="T8">verwirrt (décontenancés), ge</text:span><text:span text:style-name="T12">n</text:span><text:span text:style-name="T8">ervt, hilflos (démunis), enttäuscht (déçus).</text:span></text:p>
      <text:p text:style-name="P44"/>
      <text:p text:style-name="P21"><text:span text:style-name="T8">D</text:span><text:span text:style-name="T3">ie Karikatur denunziert die Untätigkeit von den Erwachsenen und Regierungen</text:span><text:span text:style-name="T9"> </text:span><text:span text:style-name="T10">und Industriellern. </text:span><text:span text:style-name="T11">Will alarmieren, auf rüttel (secouer, déranger) und schockieren</text:span></text:p>
      <text:p text:style-name="P45"/>
      <text:p text:style-name="P46">Ökologie Saüle</text:p>
      <text:p text:style-name="P46">Biodiversität</text:p>
      <text:p text:style-name="P46">Atenvielfalt (diversité des espèces)</text:p>
      <text:p text:style-name="P47">Keinen Benzin mehr</text:p>
      <text:p text:style-name="P47">Treibhauseffekt reduzieren</text:p>
      <text:p text:style-name="P47">Keine Pestizide</text:p>
      <text:p text:style-name="P48">Klima- und Ressourceschutz</text:p>
      <text:p text:style-name="P48"/>
      <text:p text:style-name="P49">Arbeitbedigungen (les conditions de travail)</text:p>
      <text:p text:style-name="P49">Impfung (le vaccin)</text:p>
      <text:p text:style-name="P49">Auffreischungsimpfung (la dose de rappel)</text:p>
      <text:p text:style-name="P49"><text:soft-page-break/>Smog Wolke (le nuage de smog)</text:p>
      <text:p text:style-name="P49">Kohlkraftwerke (centrale (électrique) à charbon)</text:p>
      <text:p text:style-name="P50">Gesundheit (santé)</text:p>
      <text:p text:style-name="P50"/>
      <text:p text:style-name="P51">Zurücktreten (démission)</text:p>
      <text:p text:style-name="P51">der Impfausweis (le certificat de vaccination)</text:p>
      <text:p text:style-name="P51">die Ermittlung (l’enquête)</text:p>
      <text:p text:style-name="P51">die Staatsanwaltschaft (le parquet (sens judiciaire))</text:p>
      <text:p text:style-name="P52">die Strafe (la sanction)</text:p>
      <text:p text:style-name="P52">der Angestallt (l’employé)</text:p>
      <text:p text:style-name="P52">der Beamt (le fonctionnaire)</text:p>
      <text:p text:style-name="P52">der Arbeitgebe<text:span text:style-name="T21">r</text:span> (l’employeur)</text:p>
      <text:p text:style-name="P52">gewährleisten (garantir)</text:p>
      <text:p text:style-name="P52">der Maßnahme (la mesure)</text:p>
      <text:p text:style-name="P52">absagen (annuler)</text:p>
      <text:p text:style-name="P53">falschen (faux, fake)</text:p>
      <text:p text:style-name="P54">Arft (?)</text:p>
      <text:p text:style-name="P55">die Legen (la règle) <text:span text:style-name="T22">=&gt; Geimpft, genessen, getestet</text:span></text:p>
      <text:p text:style-name="P56">überprüfen (vérifier (proof))</text:p>
      <text:p text:style-name="P57">die Regel (la règle)</text:p>
      <text:p text:style-name="P58">Niedersachsen (basse-saxe)</text:p>
      <text:p text:style-name="P59">Säulen</text:p>
      <text:p text:style-name="P59">Lokal und saisonal kaufen</text:p>
      <text:p text:style-name="P60">LKW (poids lourds) / PKW (voitures/véhicules particuliers)</text:p>
      <text:p text:style-name="P155">die Transpo<text:span text:style-name="T31">r</text:span>tmitteln (les moyens de tra<text:span text:style-name="T23">n</text:span>sport)</text:p>
      <text:p text:style-name="P61">verhindern (faire baisser ?, éviter ?, réduire ?)</text:p>
      <text:p text:style-name="P62">der Armut (la pauvreté)</text:p>
      <text:p text:style-name="P62">der Wohlstand (le bien-être)</text:p>
      <text:p text:style-name="P63">der Ökostrom (courant économique)</text:p>
      <text:p text:style-name="P64">der Windkraft (l’énergie éolienne)</text:p>
      <text:p text:style-name="P65">nutzen (utiliser, prendre (son vélo))</text:p>
      <text:p text:style-name="P66">Ausbildung (formation professionelle)</text:p>
      <text:p text:style-name="P66">Bildung (apprentissage, formation, peu importe la nature)</text:p>
      <text:p text:style-name="P67">deine eigen (ta propre)</text:p>
      <text:p text:style-name="P68">sich kümmern um (prendre soin de / to care for)</text:p>
      <text:p text:style-name="P68">berücksichtigen (prendre en considération)</text:p>
      <text:p text:style-name="P68">die zukünftige/ die nachkommende / <text:span text:style-name="T24">die kommende</text:span> Generation (la génération future/à venir)</text:p>
      <text:p text:style-name="P69">die nachhalitge Entwicklung (le développement durable)</text:p>
      <text:p text:style-name="P70">Ökonomie und Sozial</text:p>
      <text:p text:style-name="P71">bezeichnen (qualifier, désigner)</text:p>
      <text:p text:style-name="P71">gefährden (mettre en danger)</text:p>
      <text:p text:style-name="P71">die Befürfnissen (les besoins)</text:p>
      <text:p text:style-name="P71"/>
      <text:p text:style-name="P72">Interview de Greta Thunberg à Stockholm pour une manifestation pour l‘environnement „Friday for Future“. Dit que l‘Allemagne a une grande responsabilité. </text:p>
      <text:p text:style-name="P72"/>
      <text:p text:style-name="P73">Kompost</text:p>
      <text:p text:style-name="P73">Second-Hand Sachen</text:p>
      <text:p text:style-name="P74">Kleider</text:p>
      <text:p text:style-name="P75">Nehmen (<text:span text:style-name="T25">~=No.ru)</text:span></text:p>
      <text:p text:style-name="P76">Bevorzugen</text:p>
      <text:p text:style-name="P76">Bäume pflanzen</text:p>
      <text:p text:style-name="P77"><text:soft-page-break/><text:span text:style-name="T26">v</text:span>erpackungfrei</text:p>
      <text:p text:style-name="P78">vermeiden</text:p>
      <text:p text:style-name="P79">Einwegbecher (verres à utilisation unique)</text:p>
      <text:p text:style-name="P80">Duschen statt baden (des douches à la place des bains)</text:p>
      <text:p text:style-name="P81">öffentliche Verkehrsmittel benutzen (utiliser souvent les transports publics)</text:p>
      <text:p text:style-name="P81">Leitungswasser (eau du robinet)</text:p>
      <text:p text:style-name="P82">Zug nehmen für lange Strecke, statt Auto oder Flugzeug.</text:p>
      <text:p text:style-name="P82">Für die Umwelt d<text:span text:style-name="T27">e</text:span>m<text:span text:style-name="T27">o</text:span>nstrieren.</text:p>
      <text:p text:style-name="P83">Das Kleiderwaschen</text:p>
      <text:p text:style-name="P83">Enerugieparlampen (ampoules à consommation réduites)</text:p>
      <text:p text:style-name="P83"/>
      <text:p text:style-name="P84">1) Benutz<text:span text:style-name="T28">s</text:span>t du ein gut OS <text:span text:style-name="T29">(Betriebssystem)</text:span> um dein strombenutzung zu reduzieren ?</text:p>
      <text:p text:style-name="P87"><text:span text:style-name="T30">Ja,</text:span> ich habe Ubuntu in mein PC.</text:p>
      <text:p text:style-name="P85">2) <text:span text:style-name="T27">Benutzst du ein publik Onsen um bade zu nehmen ?</text:span></text:p>
      <text:p text:style-name="P87">Nein.</text:p>
      <text:p text:style-name="P86">3) <text:span text:style-name="T28">Kaufst du dematerialisiert Versionen oder physike Versionen von Videospielen ?</text:span></text:p>
      <text:p text:style-name="P88">Ich habe das Switch mit kleine Cartouches, aber in mein PC ost es dematerialisiert.</text:p>
      <text:p text:style-name="P156"><text:span text:style-name="T13">4) </text:span><text:span text:style-name="T14">Schliest du </text:span><text:span text:style-name="T15">Appen</text:span><text:span text:style-name="T14">, wenn du hast diese</text:span><text:span text:style-name="T16">n</text:span><text:span text:style-name="T14"> Appen benutzen endet ?</text:span></text:p>
      <text:p text:style-name="P89">Ja, um mein Smartphone-effikazität zu bleiben.</text:p>
      <text:p text:style-name="P90">5)</text:p>
      <text:p text:style-name="P90"/>
      <text:p text:style-name="P22">Compréhension orale :</text:p>
      <text:p text:style-name="P91"/>
      <table:table table:name="Table1" table:style-name="Table1">
        <table:table-column table:style-name="Table1.A"/>
        <table:table-column table:style-name="Table1.B"/>
        <table:table-column table:style-name="Table1.C"/>
        <table:table-row table:style-name="TableLine1490575871328">
          <table:table-cell table:style-name="Table1.A1" office:value-type="string">
            <text:p text:style-name="P160">1</text:p>
          </table:table-cell>
          <table:table-cell table:style-name="Table1.B1" office:value-type="string">
            <text:p text:style-name="P160">Wo ist Melina ?</text:p>
          </table:table-cell>
          <table:table-cell table:style-name="Table1.B1" office:value-type="string">
            <text:p text:style-name="P161"> <text:span text:style-name="T31">Ein studerin </text:span></text:p>
          </table:table-cell>
        </table:table-row>
        <table:table-row table:style-name="TableLine1490575865344">
          <table:table-cell table:style-name="Table1.A2" office:value-type="string">
            <text:p text:style-name="P160">2</text:p>
          </table:table-cell>
          <table:table-cell table:style-name="Table1.B2" office:value-type="string">
            <text:p text:style-name="P160">Was sind ihre Stärken ?</text:p>
          </table:table-cell>
          <table:table-cell table:style-name="Table1.B2" office:value-type="string">
            <text:p text:style-name="P161"> <text:span text:style-name="T31">Kreativität, Neugierig, fantasievoll</text:span></text:p>
          </table:table-cell>
        </table:table-row>
        <table:table-row table:style-name="TableLine1490575862896">
          <table:table-cell table:style-name="Table1.A2" office:value-type="string">
            <text:p text:style-name="P160">3</text:p>
          </table:table-cell>
          <table:table-cell table:style-name="Table1.B2" office:value-type="string">
            <text:p text:style-name="P160">Welchen Beruf könnte sie ausüben ?</text:p>
          </table:table-cell>
          <table:table-cell table:style-name="Table1.B2" office:value-type="string">
            <text:p text:style-name="P161"> <text:span text:style-name="T31">Künstlerische bereifen =&gt; Designer, auf web Seiten, brochuren machen ?</text:span></text:p>
          </table:table-cell>
        </table:table-row>
        <table:table-row table:style-name="TableLine1490575858544">
          <table:table-cell table:style-name="Table1.A2" office:value-type="string">
            <text:p text:style-name="P160">4</text:p>
          </table:table-cell>
          <table:table-cell table:style-name="Table1.B2" office:value-type="string">
            <text:p text:style-name="P160">Warum ist sie nicht interessiert ?</text:p>
          </table:table-cell>
          <table:table-cell table:style-name="Table1.B2" office:value-type="string">
            <text:p text:style-name="P161"> <text:span text:style-name="T31">Sie steht nicht auf Informatik, sie wurde am liebsten mit ihre Händen arbeite.</text:span></text:p>
          </table:table-cell>
        </table:table-row>
        <table:table-row table:style-name="TableLine1490575869152">
          <table:table-cell table:style-name="Table1.A2" office:value-type="string">
            <text:p text:style-name="P160">5</text:p>
          </table:table-cell>
          <table:table-cell table:style-name="Table1.B2" office:value-type="string">
            <text:p text:style-name="P160">Was ist wichtig für sie in dem Beruf ?</text:p>
          </table:table-cell>
          <table:table-cell table:style-name="Table1.B2" office:value-type="string">
            <text:p text:style-name="P162">Mit ihre Händen arbeite, nicht bleiben in ein Bureau alles tag, </text:p>
          </table:table-cell>
        </table:table-row>
        <table:table-row table:style-name="TableLine1490575860448">
          <table:table-cell table:style-name="Table1.A2" office:value-type="string">
            <text:p text:style-name="P160">6</text:p>
          </table:table-cell>
          <table:table-cell table:style-name="Table1.B2" office:value-type="string">
            <text:p text:style-name="P160">Was bietet also der Berater an ?</text:p>
          </table:table-cell>
          <table:table-cell table:style-name="Table1.B2" office:value-type="string">
            <text:p text:style-name="P163">Mahlerin <text:span text:style-name="T32">oder Artisan</text:span></text:p>
          </table:table-cell>
        </table:table-row>
      </table:table>
      <text:p text:style-name="P91"/>
      <text:p text:style-name="P92"/>
      <text:p text:style-name="P147">Wortkiste (Boîte à mots)</text:p>
      <text:p text:style-name="P93">retten (sauver)</text:p>
      <text:p text:style-name="P93">die Nahrung (la nourriture comestible)</text:p>
      <text:p text:style-name="P93">die Lebensmittel (les produits alimentaires)</text:p>
      <text:p text:style-name="P93">der Termin (le rendez-vous)</text:p>
      <text:p text:style-name="P93">sich einsetzen, sich engagieren</text:p>
      <text:p text:style-name="P93">die Initiative, das Projekt</text:p>
      <text:p text:style-name="P93">wegwerfen/wegschemeißen (jeter)</text:p>
      <text:p text:style-name="P93">die Verschwendung</text:p>
      <text:p text:style-name="P93">die essbare Nahrung/Lebensmittel</text:p>
      <text:p text:style-name="P93">die Abfallcontainer</text:p>
      <text:p text:style-name="P93">wieder verteilen (redistribuer)</text:p>
      <text:p text:style-name="P93">ernähren</text:p>
      <text:p text:style-name="P93">eine zweite Chance geben</text:p>
      <text:p text:style-name="P93">die Armutsgrenze (le seuil de pauvreté)</text:p>
      <text:p text:style-name="P93">der Aufdruck (la date de péremption)</text:p>
      <text:p text:style-name="P93"><text:soft-page-break/>die unverkauften Produkte</text:p>
      <text:p text:style-name="P94">sammeln = ab holen (récupérer)</text:p>
      <text:p text:style-name="P94"/>
      <text:p text:style-name="P95">Présentation Lebensmittelretter</text:p>
      <text:p text:style-name="P96">Merci d’avoir répondu à ma lettre </text:p>
      <text:p text:style-name="P96">Légal parce que je en les evdns pas, je les distribue</text:p>
      <text:p text:style-name="P96">Produits ayant dépasse la date de péremption</text:p>
      <text:p text:style-name="P96">Comment on transporte</text:p>
      <text:p text:style-name="P96">Les différents bénévoles utilisent pour prendre les produits en fonction de ce qui est récupérable et transportable</text:p>
      <text:p text:style-name="P97"/>
      <text:p text:style-name="P97">Qu’est ce qu’il peut faire pour faciliter le processus et éviter de perdre de l’argent dans le traitement des déchets ?</text:p>
      <text:p text:style-name="P97">Faire un stand ou un bac particulier pour les produits qui sont jetés à cause de leur date de péremption</text:p>
      <text:p text:style-name="P98">Peut-on mettre des affiches pour motrer qu’on partcipe à ces initiatives ?</text:p>
      <text:p text:style-name="P98">Oui, mais uniquement des banderoles, pas de petits prospectus</text:p>
      <text:p text:style-name="P98"/>
      <text:p text:style-name="P100">Guten Tag, danke für mein Brief zu antworten.</text:p>
      <text:p text:style-name="P101">Ist <text:span text:style-name="T36">wiederkaufen</text:span> Produkte zeit der Aufdruck legal ?</text:p>
      <text:p text:style-name="P100">Nein, aber wir kaufen sie nicht. Wir nur wiederverteilen die Produkten, frei.</text:p>
      <text:p text:style-name="P101">Wie wills du die Produk<text:span text:style-name="T36">t</text:span>e transportieren ?</text:p>
      <text:p text:style-name="P100">Die </text:p>
      <text:p text:style-name="P102">Was kann man tut, um das Process zu facilitiert <text:span text:style-name="T35">und nicht unser Entsorgung (déchetterie, recyclage) Kosten </text:span>?</text:p>
      <text:p text:style-name="P102">Du kännst ein Aufdruck-seit-Produkten Local organisieren, <text:span text:style-name="T34">und es von oder Abfall trennen.</text:span></text:p>
      <text:p text:style-name="P103">Kann wir plakate schauen um unser einteilung zu schauen ?</text:p>
      <text:p text:style-name="P103">Ja, aber nur <text:span text:style-name="T33">Plakate und Werbeflage, kein Flyers.</text:span></text:p>
      <text:p text:style-name="P103"/>
      <text:p text:style-name="P104">Schwere Schaden : de lourds dégâts</text:p>
      <text:p text:style-name="P104">due Rettnugskräfte = les secours</text:p>
      <text:p text:style-name="P104">die Überlebenden = les survivants</text:p>
      <text:p text:style-name="P104">due Beratungen = les consultations</text:p>
      <text:p text:style-name="P104">die Aussenminister = les ministres de <text:span text:style-name="T37">l’extérieur</text:span></text:p>
      <text:p text:style-name="P104">die Abschreckung = la dissuasion</text:p>
      <text:p text:style-name="P104">vermeide = éviter</text:p>
      <text:p text:style-name="P104">ausgewiesen = expulsé</text:p>
      <text:p text:style-name="P99"/>
      <text:p text:style-name="P105">während <text:s/>= pendant</text:p>
      <text:p text:style-name="P106">abiturienten = candidats au bac</text:p>
      <text:p text:style-name="P106">gymnasiasten = lycéens</text:p>
      <text:p text:style-name="P106">Aufstand = révolte</text:p>
      <text:p text:style-name="P107">Staatsbehörden <text:s/>= Stasi</text:p>
      <text:p text:style-name="P108">Konsequenzen = Conséquences</text:p>
      <text:p text:style-name="P108">ein IM = inoffizieller (non-officiel) Mitarbeiter (un informateur)</text:p>
      <text:p text:style-name="P109">Schulkreisrätin = Rectrice de l’école</text:p>
      <text:p text:style-name="P110">unter Druck setzen = Mettre sous pression</text:p>
      <text:p text:style-name="P111">Vergeltunsmaßnahme = représailles/<text:span text:style-name="T38">menace</text:span></text:p>
      <text:p text:style-name="P111">Notlüge = Excuse (pour se justifier)</text:p>
      <text:p text:style-name="P112">das Pro<text:span text:style-name="T39">z</text:span>ess = le processus</text:p>
      <text:p text:style-name="P112">Bildunsminister = Ministre de l’éducation nationale</text:p>
      <text:p text:style-name="P112">Konterrevolution = Contre-révolution</text:p>
      <text:p text:style-name="P112"><text:soft-page-break/>betrachten = considérer</text:p>
      <text:p text:style-name="P112">erpressen = mettre de la pression, manipuler</text:p>
      <text:p text:style-name="P112">Staatsfeinde = ennemis de l’état</text:p>
      <text:p text:style-name="P112">fest überzeugt = totalement convaincu</text:p>
      <text:p text:style-name="P113">ganze = whole</text:p>
      <text:p text:style-name="P113">geschlossen/aus = exclu</text:p>
      <text:p text:style-name="P114">das Eskalation = escalation (en)</text:p>
      <text:p text:style-name="P115">das Manipulation</text:p>
      <text:p text:style-name="P116">Wie geht der Film zu Ende ? (comment se finit le film ?)</text:p>
      <text:p text:style-name="P117">denunzieren</text:p>
      <text:p text:style-name="P118">solidarig</text:p>
      <text:p text:style-name="P119">kur<text:span text:style-name="T40">z</text:span> danach = peu après</text:p>
      <text:p text:style-name="P120">erlauben = permettre</text:p>
      <text:p text:style-name="P121"><text:span text:style-name="T42">das </text:span>Sch<text:span text:style-name="T42">w</text:span>eigende Klassenzimmer</text:p>
      <text:p text:style-name="P122">die Engagementbereitschaft = <text:s/>la capacité d’engagement</text:p>
      <text:p text:style-name="P122"><text:span text:style-name="T41">die </text:span>Widerstandsfähigkeit = La capacité à résister</text:p>
      <text:p text:style-name="P123">die Ungerechtigkeit = injustice</text:p>
      <text:p text:style-name="P124">Reif = mature</text:p>
      <text:p text:style-name="P124">naïve</text:p>
      <text:p text:style-name="P124">Die Konsequenzen</text:p>
      <text:p text:style-name="P124">Geste = geste, action</text:p>
      <text:p text:style-name="P125">Enkelsohn/tochter = Petit-fils/fille</text:p>
      <text:p text:style-name="P126">Missbillingung (désapprobation)</text:p>
      <text:p text:style-name="P126">riskant = risqué</text:p>
      <text:p text:style-name="P126">lebt noch = vit encore</text:p>
      <text:p text:style-name="P127">eben = absolument</text:p>
      <text:p text:style-name="P127">das stimmt</text:p>
      <text:p text:style-name="P127">unfassbar, unglaubich, wahnsinn</text:p>
      <text:p text:style-name="P127">echt <text:span text:style-name="T43">= vraiment ?</text:span></text:p>
      <text:p text:style-name="P127">stell dir vor = imagine-toi</text:p>
      <text:p text:style-name="P127"/>
      <text:p text:style-name="P128">Einladungskarten : <text:span text:style-name="T44">Carte d‘invitations</text:span></text:p>
      <text:p text:style-name="P129">Der Kuchen : Le gâteau</text:p>
      <text:p text:style-name="P129">Der Geschenk : le cadeau</text:p>
      <text:p text:style-name="P129">Der Gift : le poison</text:p>
      <text:p text:style-name="P131">lim : grave</text:p>
      <text:p text:style-name="P132">werben = devenir</text:p>
      <text:p text:style-name="P132"/>
      <text:p text:style-name="P130">Dialogue : Film</text:p>
      <text:p text:style-name="P130">Film vient de sortir, autre est petit-fils du protagoniste (mort) et on va voir le film.</text:p>
      <text:p text:style-name="P136">Salut, le film qui vient de sortir est bine sur ton gp, non ?</text:p>
      <text:p text:style-name="P136">Yup</text:p>
      <text:p text:style-name="P135">Vas tu voir le film ?</text:p>
      <text:p text:style-name="P136">Je voulais, mais j’iarais avec ma famille</text:p>
      <text:p text:style-name="P135">Ton grand-père t‘en a-t-il beaucoup parlé ?</text:p>
      <text:p text:style-name="P137">Oui, il m’a parlé de son histoire [etc.]</text:p>
      <text:p text:style-name="P138">Comment ta famille s’est-elle dé<text:span text:style-name="T45">v</text:span>eloppée après qu’il soit revenu ?</text:p>
      <text:p text:style-name="P137">A fait travailler dur tous les </text:p>
      <text:p text:style-name="P133">Met une grosse pression pour qu’il travaille (toute sa famille a l’Abitur)</text:p>
      <text:p text:style-name="P133">=&gt; Doi<text:span text:style-name="T46">t</text:span> aller au cinéma en cachette parce qu’il devrait travailler</text:p>
      <text:p text:style-name="P134">A retrouvé des cousins grâce à la chute du mur =&gt; réunion de famille awkward pour les petits-fils</text:p>
      <text:p text:style-name="P134"/>
      <text:p text:style-name="P139"><text:soft-page-break/>Meinung : opinion</text:p>
      <text:p text:style-name="P139">Erfahrung :</text:p>
      <text:p text:style-name="P139">Abschluss : Fin, teminaison</text:p>
      <text:p text:style-name="P139">bedanskt : remercier</text:p>
      <text:p text:style-name="P139">den Zuhören : l‘auditoire </text:p>
      <text:p text:style-name="P139">couper : ab/schneiden</text:p>
      <text:p text:style-name="P139">das Kochen : les cuisines</text:p>
      <text:p text:style-name="P141">Einkaufen : shopping</text:p>
      <text:p text:style-name="P139"/>
      <text:p text:style-name="P140">Wie muss man das Kultur/Patrimoine (Kulturerbe) schützen ?</text:p>
      <text:p text:style-name="P140">Kann man ohne Staat leben ?</text:p>
      <text:p text:style-name="P140"/>
      <text:p text:style-name="P141">Mensch hatten mit Staaten immer leben und organisiert. Kultur und Gesellschaft haben mit Staaten <text:s/>entwickelt, aber brauchen wir immer noch ein Staat ? Politische und all-tage [riva<text:span text:style-name="T47">l</text:span>ités] haben [apparaître], und viele denken dass, kann man ohne Staat leben.</text:p>
      <text:p text:style-name="P142">Mein Meinung ist, dass weil kann man <text:span text:style-name="T47">viele dinge von den Staat [prendre], es wurde ein harte Werk um ob kann man ohne Regulationen leben zu sehen.</text:span></text:p>
      <text:p text:style-name="P143">Weil Frankreich ist nicht an Totalitaristisch Staat, und Franzosen haben vielen Freiheit, der Staat hilfst und kümmern sich um vielen <text:s/>Gebieten : Gesundheit, Schule, …</text:p>
      <text:p text:style-name="P143">- Kann Gesetzen</text:p>
      <text:p text:style-name="P143">- Kann guten sozialen [services] geben</text:p>
      <text:p text:style-name="P143">- Kann zu ein Totalitaristische Staat <text:span text:style-name="T48">werben</text:span></text:p>
      <text:p text:style-name="P143">- <text:span text:style-name="T49">Kann gegen das</text:span></text:p>
      <text:p text:style-name="P143"/>
      <text:p text:style-name="P144">Die Wichtigkeit : l‘utilité</text:p>
      <text:p text:style-name="P144">wichtig : important</text:p>
      <text:p text:style-name="P144"/>
      <text:p text:style-name="P145">Da … = Bien que …</text:p>
      <text:p text:style-name="P145"/>
      <text:p text:style-name="P23">Die Pronominaladverbien</text:p>
      <text:p text:style-name="P146">L‘adverbe démonstratif ou pronominal permet de faire le lien avec ce qui pr<text:span text:style-name="T50">é</text:span>cè<text:span text:style-name="T50">de</text:span> en évitant une répétition d‘un nom. Il ne s‘emploie que pour des choses.</text:p>
      <text:p text:style-name="P146"/>
      <table:table table:name="Table2" table:style-name="Table2">
        <table:table-column table:style-name="Table2.A"/>
        <table:table-column table:style-name="Table2.B"/>
        <table:table-row table:style-name="TableLine1490575861536">
          <table:table-cell table:style-name="Table2.A1" office:value-type="string">
            <text:p text:style-name="P164">Chose</text:p>
          </table:table-cell>
          <table:table-cell table:style-name="Table2.A1" office:value-type="string">
            <text:p text:style-name="P164">Personne</text:p>
          </table:table-cell>
        </table:table-row>
        <table:table-row table:style-name="TableLine1490575857728">
          <table:table-cell table:style-name="Table2.A1" office:value-type="string">
            <text:p text:style-name="P164">Wovon träumst du ? </text:p>
          </table:table-cell>
          <table:table-cell table:style-name="Table2.A1" office:value-type="string">
            <text:p text:style-name="P164">Von wem träumst du ?</text:p>
          </table:table-cell>
        </table:table-row>
        <table:table-row table:style-name="TableLine1490575869424">
          <table:table-cell table:style-name="Table2.A1" office:value-type="string">
            <text:p text:style-name="P164">Icj träume von den Ferien</text:p>
          </table:table-cell>
          <table:table-cell table:style-name="Table2.A1" office:value-type="string">
            <text:p text:style-name="P164">Ich träume von meiner Freudin</text:p>
          </table:table-cell>
        </table:table-row>
        <table:table-row table:style-name="TableLine1490575867792">
          <table:table-cell table:style-name="Table2.A1" office:value-type="string">
            <text:p text:style-name="P164">Ich träume davon</text:p>
          </table:table-cell>
          <table:table-cell table:style-name="Table2.A1" office:value-type="string">
            <text:p text:style-name="P164">Ich träume von ihr</text:p>
          </table:table-cell>
        </table:table-row>
      </table:table>
      <text:p text:style-name="P146"/>
      <text:p text:style-name="P165">Denken, dachte, gedach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1T09:48:30.421000000</meta:creation-date>
    <meta:generator>LibreOffice/7.0.3.1$Windows_X86_64 LibreOffice_project/d7547858d014d4cf69878db179d326fc3483e082</meta:generator>
    <meta:editing-duration>PT33M13S</meta:editing-duration>
    <meta:editing-cycles>10</meta:editing-cycles>
    <dc:date>2022-02-11T10:21:29.383000000</dc:date>
    <meta:document-statistic meta:table-count="2" meta:image-count="0" meta:object-count="0" meta:page-count="7" meta:paragraph-count="308" meta:word-count="1749" meta:character-count="11459" meta:non-whitespace-character-count="9997"/>
  </office:meta>
</office:document-meta>
</file>